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1" style:family="table">
      <style:table-properties style:width="6.5in" table:align="margins"/>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2" style:family="table">
      <style:table-properties style:width="6.5in" table:align="margins"/>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2"/>
    </style:style>
    <style:style style:name="P3" style:family="paragraph" style:parent-style-name="Text_20_body">
      <style:text-properties style:font-name="Times New Roman2" fo:font-size="12pt" style:font-size-asian="12pt" style:font-size-complex="12pt"/>
    </style:style>
    <style:style style:name="P4"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Text_20_body">
      <style:paragraph-properties fo:text-align="center" style:justify-single-word="false"/>
      <style:text-properties fo:font-size="12pt" style:font-size-asian="12pt" style:font-size-complex="12pt"/>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center" style:justify-single-word="false"/>
      <style:text-properties fo:font-size="20pt" style:font-size-asian="20pt" style:font-size-complex="20pt"/>
    </style:style>
    <style:style style:name="P12" style:family="paragraph" style:parent-style-name="Text_20_body">
      <style:paragraph-properties fo:margin-left="0.4925in" fo:margin-right="0in" fo:margin-top="0in" fo:margin-bottom="0in" fo:text-indent="0in" style:auto-text-indent="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Code">
      <style:text-properties style:font-name="Courier 10 Pitch"/>
    </style:style>
    <style:style style:name="P16" style:family="paragraph" style:parent-style-name="Code">
      <style:text-properties style:font-name="Courier New1"/>
    </style:style>
    <style:style style:name="P17" style:family="paragraph" style:parent-style-name="Code">
      <style:text-properties fo:font-style="normal" style:font-style-asian="normal" style:font-style-complex="normal"/>
    </style:style>
    <style:style style:name="P18" style:family="paragraph" style:parent-style-name="Standard">
      <style:paragraph-properties style:text-autospace="none"/>
    </style:style>
    <style:style style:name="P19" style:family="paragraph" style:parent-style-name="Standard">
      <style:text-properties fo:font-weight="normal" style:font-weight-asian="normal" style:font-weight-complex="normal"/>
    </style:style>
    <style:style style:name="P20" style:family="paragraph" style:parent-style-name="Code">
      <style:paragraph-properties fo:margin-left="0in" fo:margin-right="0in" fo:text-indent="0in" style:auto-text-indent="false"/>
    </style:style>
    <style:style style:name="P21" style:family="paragraph" style:parent-style-name="Text_20_Body">
      <style:text-properties fo:font-style="normal" style:font-style-asian="normal" style:font-style-complex="normal"/>
    </style:style>
    <style:style style:name="P22" style:family="paragraph" style:parent-style-name="Text_20_body" style:master-page-name="Title_20_page">
      <style:paragraph-properties style:page-number="auto"/>
    </style:style>
    <style:style style:name="P23" style:family="paragraph" style:parent-style-name="Text_20_body" style:master-page-name="TOC_20_first_20_page">
      <style:paragraph-properties style:page-number="auto"/>
      <style:text-properties style:font-name="Times New Roman2" fo:font-size="12pt" style:font-size-asian="12pt" style:font-size-complex="12pt"/>
    </style:style>
    <style:style style:name="P24" style:family="paragraph" style:parent-style-name="Text_20_body" style:master-page-name="Blank_20_left_20_page">
      <style:paragraph-properties style:page-number="auto"/>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Heading_20_2">
      <style:text-properties fo:font-style="normal" style:font-style-asian="normal" style:font-style-complex="normal"/>
    </style:style>
    <style:style style:name="P34" style:family="paragraph" style:parent-style-name="Contents_20_3">
      <style:paragraph-properties>
        <style:tab-stops>
          <style:tab-stop style:position="5.6071in" style:type="right" style:leader-style="dotted" style:leader-text="."/>
        </style:tab-stops>
      </style:paragraph-properties>
    </style:style>
    <style:style style:name="P35" style:family="paragraph" style:parent-style-name="Contents_20_1">
      <style:paragraph-properties>
        <style:tab-stops>
          <style:tab-stop style:position="6in" style:type="right" style:leader-style="dotted" style:leader-text="."/>
        </style:tab-stops>
      </style:paragraph-properties>
    </style:style>
    <style:style style:name="P36" style:family="paragraph" style:parent-style-name="Contents_20_2">
      <style:paragraph-properties>
        <style:tab-stops>
          <style:tab-stop style:position="5.8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Courier New1"/>
    </style:style>
    <style:style style:name="T4"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5" style:family="text">
      <style:text-properties style:font-name="Courier New1" fo:font-style="normal" fo:font-weight="normal" style:font-style-asian="normal" style:font-weight-asian="normal" style:font-style-complex="normal" style:font-weight-complex="normal"/>
    </style:style>
    <style:style style:name="T6" style:family="text">
      <style:text-properties style:font-name="Courier New1"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Times New Roman2"/>
    </style:style>
    <style:style style:name="T14" style:family="text">
      <style:text-properties style:font-name="Courier 10 pitch"/>
    </style:style>
    <style:style style:name="T15" style:family="text">
      <style:text-properties style:text-position="super 58%" fo:font-style="normal" style:font-size-asian="10.5pt" style:font-style-asian="normal" style:font-style-complex="normal"/>
    </style:style>
    <style:style style:name="T16" style:family="text">
      <style:text-properties style:font-name="Nimbus Roman No9 L"/>
    </style:style>
    <style:style style:name="T17" style:family="text">
      <style:text-properties style:font-name="Courier New1"/>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top" style:vertical-rel="baseline"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Text_20_body"/>
      <text:p text:style-name="Text_20_body"/>
      <text:p text:style-name="Text_20_body"/>
      <text:p text:style-name="Text_20_body"/>
      <text:p text:style-name="Text_20_body"/>
      <text:p text:style-name="P11"/>
      <text:p text:style-name="P11"/>
      <text:p text:style-name="P11"/>
      <text:p text:style-name="P4">Getting Started with</text:p>
      <text:p text:style-name="P4"><text:s/>Numerical Computation in</text:p>
      <text:p text:style-name="P4">MADNESS</text:p>
      <text:p text:style-name="P11"/>
      <text:p text:style-name="P11"/>
      <text:p text:style-name="P11"/>
      <text:p text:style-name="P11"/>
      <text:p text:style-name="P11"/>
      <text:p text:style-name="P11"/>
      <text:p text:style-name="P11"/>
      <text:p text:style-name="P11"/>
      <text:p text:style-name="P11"/>
      <text:p text:style-name="P5">Last <text:s/>modification: 1/7/2010</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2010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2">Robert J. Harrison</text:p>
      <text:p text:style-name="P12">Oak Ridge National Laboratory</text:p>
      <text:p text:style-name="P12">One Bethel Valley Road</text:p>
      <text:p text:style-name="P12">P.O. Box 2008, MS-6367</text:p>
      <text:p text:style-name="P12">Oak Ridge, TN 37831</text:p>
      <text:p text:style-name="P12"/>
      <text:p text:style-name="P12">email: harrisonrj@ornl.gov </text:p>
      <text:p text:style-name="P12">tel: 865-241-3937</text:p>
      <text:p text:style-name="P3"><text:tab/>fax: 865-572-0680</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1 <text:s/>What is MADNESS and what can you do with it? <text:tab/>4</text:p>
          <text:p text:style-name="P35">2 <text:s/>Basics <text:tab/>5</text:p>
          <text:p text:style-name="P35">3 <text:s/>From math to C++ to numerical computation <text:tab/>5</text:p>
          <text:p text:style-name="P36">3.1 <text:s/>Step 1 – translating from Math to C++ <text:tab/>6</text:p>
          <text:p text:style-name="P36">3.2 <text:s/>Steps 2, 3 and 7 – initializing and finalizing the MADNESS environment <text:tab/>6</text:p>
          <text:p text:style-name="P36">3.3 <text:s/>Step 4 – generating a numerical representation <text:tab/>7</text:p>
          <text:p text:style-name="P36">3.4 <text:s/>Step 5 – computing the integral <text:tab/>8</text:p>
          <text:p text:style-name="P36">3.5 <text:s/>Step 6 – printing the result <text:tab/>8</text:p>
          <text:p text:style-name="P36">3.6 <text:s/>The complete program <text:tab/>8</text:p>
          <text:p text:style-name="P36">3.7 <text:s/>Step 8 – compiling your program <text:tab/>9</text:p>
          <text:p text:style-name="P36">3.8 <text:s/>Step 9 – running your program <text:tab/>9</text:p>
          <text:p text:style-name="P34">3.8.1 <text:s/>On a single workstation or laptop<text:tab/>9</text:p>
          <text:p text:style-name="P34">3.8.2 <text:s/>On a parallel computer using MPI (distributed or shared memory)<text:tab/>10</text:p>
          <text:p text:style-name="P35">4 <text:s/>Defaults for functions <text:tab/>10</text:p>
          <text:p text:style-name="P35">5 <text:s/>Boundary conditions <text:tab/>10</text:p>
          <text:p text:style-name="P35">6 <text:s/>Differentiation, multiplication, inner products – e.g., energy of the hydrogen atom <text:tab/>11</text:p>
          <text:p text:style-name="P36">6.1 <text:s/>Differentiation <text:tab/>11</text:p>
          <text:p text:style-name="P36">6.2 <text:s/>Multiplication, addition, subtraction of functions <text:tab/>11</text:p>
          <text:p text:style-name="P36">6.3 <text:s/>Inner products <text:tab/>12</text:p>
          <text:p text:style-name="P35">7 <text:s/>Integral operators – e.g., solution of Laplace or Poisson’s equations <text:tab/>12</text:p>
          <text:p text:style-name="P35">8 <text:s/>Operations on vectors of functions – e.g., calculating multiple eigen functions <text:tab/>12</text:p>
          <text:p text:style-name="P35">9 <text:s/>Moving functions to/from disk <text:tab/>13</text:p>
          <text:p text:style-name="P35">10 <text:s/>Plotting <text:tab/>14</text:p>
          <text:p text:style-name="P36">10.1 <text:s/>OpenDX <text:tab/>14</text:p>
          <text:p text:style-name="P36">10.2 <text:s/>Line plots <text:tab/>14</text:p>
          <text:p text:style-name="P36">10.3 <text:s/>VTK format and Paraview <text:tab/>15</text:p>
          <text:p text:style-name="P35">11 <text:s/>Load and memory balancing <text:tab/>16</text:p>
          <text:p text:style-name="P35">12 <text:s/>How to “think” MADNESS <text:tab/>17</text:p>
          <text:p text:style-name="P36">12.1 <text:s/>Solve the integral equation <text:tab/>17</text:p>
          <text:p text:style-name="P36">12.2 <text:s/>Carefully analyze discontinuities, noise, singularities, and asymptotic forms <text:tab/>18</text:p>
          <text:p text:style-name="P36">12.3 <text:s/>Robustly trade precision for speed <text:tab/>20</text:p>
          <text:p text:style-name="P36">12.4 <text:s/>Choice of polynomial order (k) <text:tab/>20</text:p>
          <text:p text:style-name="P35">13 <text:s/>Environment variables <text:tab/>20</text:p>
          <text:p text:style-name="P35">14 <text:s/>Troubleshooting. <text:tab/>20</text:p>
          <text:p text:style-name="P35">15 <text:s/>Viewing and editing this document <text:tab/>20</text:p>
        </text:index-body>
      </text:table-of-content>
      <text:p text:style-name="P3"/>
      <text:p text:style-name="P3"/>
      <text:p text:style-name="P3"/>
      <text:p text:style-name="P24"/>
      <text:p text:style-name="P2">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improve faster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10">m</text:span>ultiresolution <text:span text:style-name="T10">ad</text:span>aptive <text:span text:style-name="T10">n</text:span>umerical <text:span text:style-name="T10">e</text:span>nvironment for <text:span text:style-name="T10">s</text:span>cientific <text:span text:style-name="T10">s</text:span>imulation. It is trying to address the following issues</text:p>
      <text:list xml:id="list2029911152" text:style-name="L1">
        <text:list-item>
          <text:p text:style-name="P25">raising the level of composition of scientific applications, making it faster/easier to craft robust/correct solutions to new problems,</text:p>
        </text:list-item>
        <text:list-item>
          <text:p text:style-name="P25">computing using functions and operators instead of just numbers, vectors and matrices,</text:p>
        </text:list-item>
        <text:list-item>
          <text:p text:style-name="P25">providing fast and accurate solutions for a variety of differential and integral equations in 1 to 6 dimensions (and perhaps higher), and</text:p>
        </text:list-item>
        <text:list-item>
          <text:p text:style-name="P25">facilitating use of massively parallel computer resources by a wider audience.</text:p>
        </text:list-item>
      </text:list>
      <text:p text:style-name="Text_20_body">In MADNESS, your code is written in terms of functions and operators, using the C++ language, and for this reason it can be thought of as a basis-free method. There is, of course, an underlying representation and approximation using bases and grids, and they adapt and refine automatically to satisfy the requested precision – but you do not have to think about this until efficiency or memory use become concerns, if ever.</text:p>
      <text:p text:style-name="Text_20_body">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13"><draw:frame draw:style-name="fr1" draw:name="Object10" text:anchor-type="as-char" svg:width="2.011in" svg:height="0.5028in" draw:z-index="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4">(<text:sequence text:ref-name="refText0" text:name="Text" text:formula="ooow:Text+1" style:num-format="1">1</text:sequence>)</text:p>
            </table:table-cell>
          </table:table-row>
        </table:table-header-rows>
      </table:table>
      <text:p text:style-name="Text_20_body">in three dimensions is just</text:p>
      <text:p text:style-name="Code">real_function_3d dpsidx = Dx(psi);</text:p>
      <text:p text:style-name="Code">double result = 0.5*inner(dpsix,dpsidx) + <text:tab/><text:tab/><text:tab/>inner(V(x),psi*psi);</text:p>
      <text:p text:style-name="Text_20_body">where <text:span text:style-name="T3">psi</text:span> is a 3-D function and <text:span text:style-name="T3">Dx(psi)</text:span> takes the derivative of <text:span text:style-name="T3">psi</text:span> in the <draw:frame draw:style-name="fr1" draw:name="Object41" text:anchor-type="as-char" svg:width="0.1673in" svg:height="0.1839in" draw:z-index="2"><draw:object xlink:href="./Object 42" xlink:type="simple" xlink:show="embed" xlink:actuate="onLoad"/><draw:image xlink:href="./ObjectReplacements/Object 42" xlink:type="simple" xlink:show="embed" xlink:actuate="onLoad"/></draw:frame> direction (see below for how to make the derivative operator). The <text:span text:style-name="T3">inner</text:span> method computes the <draw:frame draw:style-name="fr1" draw:name="Object42" text:anchor-type="as-char" svg:width="0.2417in" svg:height="0.2083in" draw:z-index="7"><draw:object xlink:href="./Object 43" xlink:type="simple" xlink:show="embed" xlink:actuate="onLoad"/><draw:image xlink:href="./ObjectReplacements/Object 43" xlink:type="simple" xlink:show="embed" xlink:actuate="onLoad"/></draw:frame> inner product of the functions.</text:p>
      <text:p text:style-name="Text_20_body">Within MADNESS you can apply both differential operators and integral operators. Important and common convolution operators with physically relevant Green functions (e.g., Coulomb, bound-state Helmholtz, free-particle quantum propagator) are built in. <text:soft-page-break/>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highly oscillatory functions, or only need low precision, then other tools might be more appropriate.</text:p>
      <text:p text:style-name="P9">In the following, we introduce MADNESS using problems of increasing complexity to accomplish standard tasks and to discuss topics that are central to effective use of MADNESS.</text:p>
      <text:h text:style-name="Heading_20_1" text:outline-level="1">Basics</text:h>
      <text:p text:style-name="Text_20_body">Documentation and instructions exists in several places</text:p>
      <text:list xml:id="list794055129" text:style-name="L2">
        <text:list-item>
          <text:p text:style-name="P26">the <text:span text:style-name="T3">doc</text:span> directory,</text:p>
        </text:list-item>
        <text:list-item>
          <text:p text:style-name="P26">the <text:a xlink:type="simple" xlink:href="http://www.doxygen.org/"><text:span text:style-name="T3">doxygen</text:span></text:a> generated documentation, and</text:p>
        </text:list-item>
        <text:list-item>
          <text:p text:style-name="P26">the <text:a xlink:type="simple" xlink:href="http://code.google.com/p/m-a-d-n-e-s-s/">project wiki</text:a>.</text:p>
        </text:list-item>
      </text:list>
      <text:p text:style-name="Text_20_body">For basic computing with MADNESS functions, the only header file that you should need to include is <text:span text:style-name="T3">&lt;mra/mra.h&gt;</text:span>. Advanced programs may need a few others. You should include the directory in the include path to avoid possible conflicts with similarly named files from other packages. <text:s/>In the following documentation <text:span text:style-name="T3">trunk</text:span> will denote the top-level directory of the MADNESS distribution.</text:p>
      <text:h text:style-name="Heading_20_1" text:outline-level="1">From math to C++ to numerical computation</text:h>
      <text:p text:style-name="Text_20_body">This section shows you how to use MADNESS and evaluate a simple mathematical expression, <text:span text:style-name="T13">notably </text:span>this one dimensional integral.</text:p>
      <table:table table:name="Table10" table:style-name="Table10">
        <table:table-column table:style-name="Table10.A"/>
        <table:table-column table:style-name="Table10.B"/>
        <table:table-header-rows>
          <table:table-row>
            <table:table-cell table:style-name="Table10.A1" office:value-type="string">
              <text:p text:style-name="P13"><draw:frame draw:style-name="fr1" draw:name="Objekt4" text:anchor-type="as-char" svg:width="2.7508in" svg:height="0.4709in" draw:z-index="8"><draw:object xlink:href="./Object 1" xlink:type="simple" xlink:show="embed" xlink:actuate="onLoad"/><draw:image xlink:href="./ObjectReplacements/Object 1" xlink:type="simple" xlink:show="embed" xlink:actuate="onLoad"/></draw:frame> </text:p>
            </table:table-cell>
            <table:table-cell table:style-name="Table10.A1" office:value-type="string">
              <text:p text:style-name="P14">(<text:sequence text:ref-name="refText1" text:name="Text" text:formula="ooow:Text+1" style:num-format="1">2</text:sequence>)</text:p>
            </table:table-cell>
          </table:table-row>
        </table:table-header-rows>
      </table:table>
      <text:p text:style-name="Text_20_body">The corresponding code is in <text:span text:style-name="T3">trunk/src/apps/examples/sininteg.cc</text:span>, and we will go though this first example in gory detail. The main steps will be</text:p>
      <text:list xml:id="list1107310754" text:style-name="L3">
        <text:list-item>
          <text:p text:style-name="P27">translating the function from math to C++ to be called by MADNESS</text:p>
        </text:list-item>
        <text:list-item>
          <text:p text:style-name="P27">initializing the MADNESS parallel runtime</text:p>
        </text:list-item>
        <text:list-item>
          <text:p text:style-name="P27">initializing the MADNESS numerical environment</text:p>
        </text:list-item>
        <text:list-item>
          <text:p text:style-name="P27">generating a numerical representation from the C++ function</text:p>
        </text:list-item>
        <text:list-item>
          <text:p text:style-name="P27">computing the integral</text:p>
        </text:list-item>
        <text:list-item>
          <text:p text:style-name="P27">printing the result</text:p>
        </text:list-item>
        <text:list-item>
          <text:p text:style-name="P27">terminating the MADNESS parallel runtime</text:p>
        </text:list-item>
        <text:list-item>
          <text:p text:style-name="P27">compiling your program</text:p>
        </text:list-item>
        <text:list-item>
          <text:p text:style-name="P27"><text:soft-page-break/>running your program</text:p>
        </text:list-item>
      </text:list>
      <text:h text:style-name="Heading_20_2" text:outline-level="2">Step 1 – translating from Math to C++</text:h>
      <text:p text:style-name="Text_20_body">MADNESS generates a numerical representation of a function (<draw:frame draw:style-name="fr1" draw:name="Object1" text:anchor-type="as-char" svg:width="0.3846in" svg:height="0.1917in" draw:z-index="10"><draw:object xlink:href="./Object 4" xlink:type="simple" xlink:show="embed" xlink:actuate="onLoad"/><draw:image xlink:href="./ObjectReplacements/Object 4" xlink:type="simple" xlink:show="embed" xlink:actuate="onLoad"/></draw:frame>) by projecting into its internal, orthonormal basis <draw:frame draw:style-name="fr1" draw:name="Object2" text:anchor-type="as-char" svg:width="0.6346in" svg:height="0.2327in" draw:z-index="14"><draw:object xlink:href="./Object 5" xlink:type="simple" xlink:show="embed" xlink:actuate="onLoad"/><draw:image xlink:href="./ObjectReplacements/Object 5" xlink:type="simple" xlink:show="embed" xlink:actuate="onLoad"/></draw:frame>, see the implementation notes for more detail. This involves computing many integrals of the form </text:p>
      <table:table table:name="Table1" table:style-name="Table1">
        <table:table-column table:style-name="Table1.A"/>
        <table:table-column table:style-name="Table1.B"/>
        <table:table-header-rows>
          <table:table-row>
            <table:table-cell table:style-name="Table1.A1" office:value-type="string">
              <text:p text:style-name="P13"><draw:frame draw:style-name="fr1" draw:name="Object3" text:anchor-type="as-char" svg:width="1.4173in" svg:height="0.2508in" draw:z-index="18"><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4">(<text:sequence text:ref-name="refText2" text:name="Text" text:formula="ooow:Text+1" style:num-format="1">3</text:sequence>)</text:p>
            </table:table-cell>
          </table:table-row>
        </table:table-header-rows>
      </table:table>
      <text:p text:style-name="Text_20_body">using adaptive numerical quadrature. Thus, MADNESS has to be able to evaluate your function at an arbitrary point, and so you must provide it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text:p>
      <text:p text:style-name="Text_20_body">For this example, we wish to evaluate the function <draw:frame draw:style-name="fr1" draw:name="Object4" text:anchor-type="as-char" svg:width="0.5063in" svg:height="0.1917in" draw:z-index="33"><draw:object xlink:href="./Object 7" xlink:type="simple" xlink:show="embed" xlink:actuate="onLoad"/><draw:image xlink:href="./ObjectReplacements/Object 7" xlink:type="simple" xlink:show="embed" xlink:actuate="onLoad"/></draw:frame> where <draw:frame draw:style-name="fr1" draw:name="Object5" text:anchor-type="as-char" svg:width="0.1634in" svg:height="0.1839in" draw:z-index="34"><draw:object xlink:href="./Object 8" xlink:type="simple" xlink:show="embed" xlink:actuate="onLoad"/><draw:image xlink:href="./ObjectReplacements/Object 8" xlink:type="simple" xlink:show="embed" xlink:actuate="onLoad"/></draw:frame> is a 1-D coordinate. <text:s/>The example code looks like</text:p>
      <text:p text:style-name="Code">double myf(const coord_1d&amp; r) {</text:p>
      <text:p text:style-name="Code"><text:s text:c="4"/>return std::sin(r[0]);</text:p>
      <text:p text:style-name="Code">}</text:p>
      <text:p text:style-name="Text_20_body">If your function were in 3-D it would be passed a <text:span text:style-name="T3">coord_3d</text:span> that would have 3 elements (0, 1, and 2) that you might interpret as <draw:frame draw:style-name="fr1" draw:name="Object6" text:anchor-type="as-char" svg:width="0.6319in" svg:height="0.1917in" draw:z-index="35"><draw:object xlink:href="./Object 2" xlink:type="simple" xlink:show="embed" xlink:actuate="onLoad"/><draw:image xlink:href="./ObjectReplacements/Object 2" xlink:type="simple" xlink:show="embed" xlink:actuate="onLoad"/></draw:frame> or <draw:frame draw:style-name="fr1" draw:name="Object7" text:anchor-type="as-char" svg:width="0.6402in" svg:height="0.1917in" draw:z-index="36"><draw:object xlink:href="./Object 3" xlink:type="simple" xlink:show="embed" xlink:actuate="onLoad"/><draw:image xlink:href="./ObjectReplacements/Object 3" xlink:type="simple" xlink:show="embed" xlink:actuate="onLoad"/></draw:frame> or something else as defined by your problem. A very useful capability of both Maple and Mathematica is to generate C from expressions or functions, though the resulting code often requires a little cleanup. </text:p>
      <text:p text:style-name="Text_20_body"><text:span text:style-name="T2">Important:</text:span><text:span text:style-name="T1"> </text:span><text:span text:style-name="T7">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2">Important:</text:span><text:span text:style-name="T8"> </text:span><text:span text:style-name="T7">MADNESS will call your function from multiple threads in order to use multi-core processors efficiently, so the code for your function should be thread safe. It should not modify static (Fortran keyword </text:span><text:span text:style-name="T6">save</text:span><text:span text:style-name="T7">)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6">MAD_NUM_THREADS</text:span><text:span text:style-name="T7"> set to one.</text:span></text:p>
      <text:p text:style-name="Text_20_body"><text:span text:style-name="T2">Important: </text:span><text:span text:style-name="T8">If you are using the AMD math library ACML, do not set the environmental variable </text:span><text:span text:style-name="T5">OMP_NUM_THREADS</text:span><text:span text:style-name="T8"> (or set it to one).</text:span></text:p>
      <text:h text:style-name="Heading_20_2" text:outline-level="2">Steps 2, 3 and 7 – initializing and finalizing the MADNESS environment</text:h>
      <text:p text:style-name="Text_20_body">MADNESS has its own parallel runtime environment that is fully compatible with the Message Passing Interface (MPI) . Just as for MPI, the MADNESS runtime must be initialized at the start and cleaned up at the end. Here is the simplest parallel program using MADNESS.</text:p>
      <text:p text:style-name="Code"><text:soft-page-break/>#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 text:c="4"/>return 0;</text:p>
      <text:p text:style-name="Code">}</text:p>
      <text:p text:style-name="Code"/>
      <text:p text:style-name="Text_20_body">The <text:span text:style-name="T3">World</text:span> object in MADNESS is similar to an MPI communicator (each <text:span text:style-name="T3">World</text:span> is associated with a communicator) but contains all of the information necessary to provide the rich functionality of the MADNESS runtime. Instead of calling <text:span text:style-name="T3">MPI::Init()</text:span> and <text:span text:style-name="T3">MPI::Finalize()</text:span>, a MADNESS program invokes <text:span text:style-name="T3">madness::initialize()</text:span> and <text:span text:style-name="T3">madness::finalize()</text:span>. The routine <text:span text:style-name="T3">madness::startup()</text:span> initializes the MADNESS numerical environment.</text:p>
      <text:p text:style-name="Text_20_body">The only bit of voodoo is a macro, on the first line,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C++ function above and the domain is specified by the problem as <draw:frame draw:style-name="fr1" draw:name="Object8" text:anchor-type="as-char" svg:width="0.7256in" svg:height="0.1898in" draw:z-index="6"><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We will use the default precision (1e-6 in the L2-norm – most errors in MADNESS use this norm).</text:p>
      <text:p text:style-name="Code">FunctionDefaults&lt;1&gt;::set_cubic_cell(0,10);</text:p>
      <text:p text:style-name="Code">real_function_1d f = real_factory_1d(world).f(myf);</text:p>
      <text:p text:style-name="Code"/>
      <text:p text:style-name="Text_20_body">The first line sets the domain and the second makes a numerical representation of your function. The slightly unusual form of the constructor for a MADNESS function is called the “named parameter idiom.” The first version of MADNESS was written in the language Python that provides named parameters that can have default values. To override the default for some parameter only required specifying its name. However, C++ does not provide named parameters and the closest we can get to them is the above idiom. To make a <text:span text:style-name="T3">Function</text:span> what you are actually doing is making a <text:span text:style-name="T3">FunctionFactory</text:span> associated with a <text:span text:style-name="T3">World</text:span>, overriding defaults inside the factory, and then constructing a function from the factory. The default function is zero, so to make a zero 1D function we would just type</text:p>
      <text:p text:style-name="Code">real_function_1d zero = real_factory_1d(world);</text:p>
      <text:p text:style-name="Text_20_body"><text:soft-page-break/>In the second line, to generate a MADNESS <text:span text:style-name="T3">Function</text:span> from your C++ function we override the default with the desired function pointer.</text:p>
      <text:h text:style-name="Heading_20_2" text:outline-level="2"><text:bookmark-start text:name="__RefHeading__39623517"/>Step 5 – computing the integral<text:bookmark-end text:name="__RefHeading__39623517"/></text:h>
      <text:p text:style-name="Text_20_body">The integral of a function over the whole domain is computed with the <text:span text:style-name="T3">trace()</text:span> function, c.f.,</text:p>
      <text:p text:style-name="Code">double integral = f.trace();</text:p>
      <text:p text:style-name="Code"/>
      <text:p text:style-name="Text_20_body"><text:span text:style-name="T2">Important:</text:span><text:span text:style-name="T11"> </text:span>This is a collective parallel operation. If you are running in parallel, the numerical representation of your function is distributed across multiple processors, so adding up the result requires collective communication (the equivalent of MPI’s <text:span text:style-name="T3">All_reduce()</text:span>). Therefore, every process associated with the <text:span text:style-name="T3">World</text:span> must execute this statement, otherwise your program will hang if it is running in parallel using MPI.</text:p>
      <text:h text:style-name="Heading_20_2" text:outline-level="2"><text:bookmark-start text:name="__RefHeading__39614117"/>Step 6 – printing the result<text:bookmark-end text:name="__RefHeading__39614117"/></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Code"/>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3">print()</text:span> is just a convenience wrapper around <text:span text:style-name="T3">cout &lt;&lt;</text:span> that automatically inserts spaces between elements and a newline at the end.</text:p>
      <text:p text:style-name="Text_20_body"><text:span text:style-name="T2">Important:</text:span><text:span text:style-name="T12"> </text:span>First, read the important point from section <text:bookmark-ref text:reference-format="chapter" text:ref-name="__RefHeading__39623517">3.4</text:bookmark-ref> above, and then answer the question “why did we assign the result of <text:span text:style-name="T3">f.trace()</text:span> to a variable and then print its value, instead of just printing the result of <text:span text:style-name="T3">f.trace()</text:span> directly?” At least 90% of hanging parallel programs are due to getting this wrong.</text:p>
      <text:h text:style-name="Heading_20_2" text:outline-level="2">The complete program</text:h>
      <text:p text:style-name="Text_20_body">Your complete program, <text:span text:style-name="T3">trunk</text:span><text:span text:style-name="T3">/src/apps/sininteg.cc, </text:span>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oft-page-break/><text:s text:c="4"/>startup(world,argc,argv);</text:p>
      <text:p text:style-name="Code"><text:s text:c="4"/>FunctionDefaults&lt;1&gt;::set_cubic_cell(0,10);</text:p>
      <text:p text:style-name="Code"><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Code"/>
      <text:p text:style-name="Text_20_body">Yes, this is rather verbose for integrating <draw:frame draw:style-name="fr1" draw:name="Object9" text:anchor-type="as-char" svg:width="0.5063in" svg:height="0.1917in" draw:z-index="11"><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3">fred.cc</text:span>, to make the program type</text:p>
      <text:p text:style-name="Code">make -f trunk/config/Makefile.sample fred</text:p>
      <text:p text:style-name="Text_20_body">The example makefile <text:span text:style-name="T3">Makefile.sample</text:span> must be copied and modified for projects with more than one source file (see the end of that file for an example).</text:p>
      <text:h text:style-name="Heading_20_2" text:outline-level="2">Step 9 – running your program</text:h>
      <text:h text:style-name="Heading_20_3" text:outline-level="3">On a single workstation or laptop</text:h>
      <text:p text:style-name="Text_20_body">Just type the name of the executable in the directory where the binary is located,</text:p>
      <text:p text:style-name="Code">./fred</text:p>
      <text:p text:style-name="Code"/>
      <text:p text:style-name="Text_20_body">Hopefully it will print</text:p>
      <text:p text:style-name="Code">The result is 1.839072e+00</text:p>
      <text:p text:style-name="Code"/>
      <text:p text:style-name="Text_20_body"><text:span text:style-name="T2">You are already running in parallel. </text:span>Behind the scenes, MADNESS inquired how many processors or cores were installed in your computer and launched that many threads to perform the work. If you wish to use fewer processors, set the environment variable <text:span text:style-name="T3">MAD_NUM_THREADS</text:span> to be the total number of processors or cores you wish to use (note that if using MPI an additional server thread is also employed for massage passing). E.g., to use just 3 processors, in the bash shell type</text:p>
      <text:p text:style-name="Code">export MAD_NUM_THREADS=3</text:p>
      <text:p text:style-name="Text_20_body">and in the C shell type</text:p>
      <text:p text:style-name="Code">setenv MAD_NUM_THREADS 3</text:p>
      <text:p text:style-name="Text_20_body"/>
      <text:p text:style-name="Standard"><text:soft-page-break/><text:span text:style-name="T1">Important: </text:span>Using more threads than processors can result in catastrophic slowdown since MADNESS uses spinlocks. If you need to oversubscribe the physical processors (or run inside a virtual machine), configure with the option <text:span text:style-name="T3">–enable-never-spin</text:span>.</text:p>
      <text:h text:style-name="Heading_20_3" text:outline-level="3">On a parallel computer using MPI (distributed or shared memory)</text:h>
      <text:p text:style-name="Text_20_body">This is going to vary from system to system. Generically, to run on <text:span text:style-name="T3">N</text:span> nodes with <text:span text:style-name="T3">T</text:span> applications threads per node (an extra server thread for message passing is also created if <text:span text:style-name="T3">N</text:span>&gt;1) , you will type (in the bash shell) something like</text:p>
      <text:p text:style-name="P16">MAD_NUM_THREADS=T mpirun -np N ./fred</text:p>
      <text:p text:style-name="Code"/>
      <text:p text:style-name="Text_20_body">We want <text:span text:style-name="T3">mpirun</text:span> to start one process per node, and MADNESS will look after starting one thread per processor/core. But this is easier said than done and sadly changes with each revision of the vendors system software. Please refer to the MADNESS wiki for current examples for how to run on the Cray-XT5 and IBM BG/P.</text:p>
      <text:h text:style-name="Heading_20_1" text:outline-level="1">Defaults for functions</text:h>
      <text:p text:style-name="Text_20_body">Default values for all function and operator attributes are stored in the <text:s/><text:span text:style-name="T3">FunctionDefaults</text:span> class. This is actually a template so that different values can be set for functions with different numbers of dimensions. We saw above that</text:p>
      <text:p text:style-name="Code">FunctionDefaults&lt;1&gt;::set_cubic_cell(0,10);</text:p>
      <text:p text:style-name="Text_20_body">sets the user’s simulation cell as <draw:frame draw:style-name="fr1" draw:name="Object43" text:anchor-type="as-char" svg:width="0.4902in" svg:height="0.1898in" draw:z-index="37"><draw:object xlink:href="./Object 44" xlink:type="simple" xlink:show="embed" xlink:actuate="onLoad"/><draw:image xlink:href="./ObjectReplacements/Object 44" xlink:type="simple" xlink:show="embed" xlink:actuate="onLoad"/></draw:frame>. Presently, all functions of a given dimension must share the same cell. Two other common attributes are</text:p>
      <text:list xml:id="list1909015343" text:style-name="L4">
        <text:list-item>
          <text:p text:style-name="P28"><text:span text:style-name="T3">k</text:span> – the wavelet order. A practical rule of thumb is if the default truncation threshold is <draw:frame draw:style-name="fr1" draw:name="Object44" text:anchor-type="as-char" svg:width="0.3744in" svg:height="0.2075in" draw:z-index="38"><draw:object xlink:href="./Object 45" xlink:type="simple" xlink:show="embed" xlink:actuate="onLoad"/><draw:image xlink:href="./ObjectReplacements/Object 45" xlink:type="simple" xlink:show="embed" xlink:actuate="onLoad"/></draw:frame> that the order be chosen as <draw:frame draw:style-name="fr1" draw:name="Object45" text:anchor-type="as-char" svg:width="0.6327in" svg:height="0.1839in" draw:z-index="40"><draw:object xlink:href="./Object 46" xlink:type="simple" xlink:show="embed" xlink:actuate="onLoad"/><draw:image xlink:href="./ObjectReplacements/Object 46" xlink:type="simple" xlink:show="embed" xlink:actuate="onLoad"/></draw:frame>. The default is 6.</text:p>
        </text:list-item>
        <text:list-item>
          <text:p text:style-name="P28"><text:span text:style-name="T3">thresh</text:span> – the truncation threshold. The default is 1e-4.</text:p>
        </text:list-item>
        <text:list-item>
          <text:p text:style-name="P28"><text:span text:style-name="T3">bc</text:span> – the boundary conditions. See below for more details. The default is free space.</text:p>
        </text:list-item>
      </text:list>
      <text:h text:style-name="Heading_20_1" text:outline-level="1">Boundary conditions</text:h>
      <text:p text:style-name="Text_20_body">In MADNESS, boundary conditions are associated with operators not functions and the boundary conditions are imposed on the surface enclosing the entire simulation volume. I.e., they are exterior boundary conditions. For derivative operators the following conditions are understood, and can be imposed separately on each surface</text:p>
      <text:list xml:id="list1557534433" text:style-name="L5">
        <text:list-item>
          <text:p text:style-name="P29"><text:span text:style-name="T3">BC_ZERO</text:span> – Zero Dirichlet</text:p>
        </text:list-item>
        <text:list-item>
          <text:p text:style-name="P29"><text:span text:style-name="T3">BC_PERIODIC</text:span> – Periodic (both left and right surfaces must agree on this value)</text:p>
        </text:list-item>
        <text:list-item>
          <text:p text:style-name="P29"><text:span text:style-name="T3">BC_FREE </text:span>– Free space (default)</text:p>
        </text:list-item>
        <text:list-item>
          <text:p text:style-name="P29"><text:span text:style-name="T3">BC_DIRICHLET</text:span> – General Dirichlet (requires provision of one or more functions)</text:p>
        </text:list-item>
        <text:list-item>
          <text:p text:style-name="P29"><text:span text:style-name="T3">BC_ZERONEUMANN </text:span>– Zero Neumann</text:p>
        </text:list-item>
        <text:list-item>
          <text:p text:style-name="P29"><text:soft-page-break/><text:span text:style-name="T3">BC_NEUMANN</text:span> – General Neumann (requires provision of one or more functions)</text:p>
        </text:list-item>
      </text:list>
      <text:p text:style-name="Text_20_body">For integral operators only periodic and free-space conditions are understood – BC_PERIODIC yields periodic and all other conditions yield free-space.</text:p>
      <text:p text:style-name="Text_20_body">Example: to make the default boundary conditions in 3D</text:p>
      <text:p text:style-name="Code">BoundaryConditions&lt;3&gt; bc(BC_FREE);</text:p>
      <text:p text:style-name="Text_20_body">Example: to make boundary conditions in 3D with zero Dirichlet in x and y and periodic in z,</text:p>
      <text:p text:style-name="Code">BoundaryConditions&lt;3&gt; bc(BC_ZERO);</text:p>
      <text:p text:style-name="Code">bc(2,0) = bc(2,1) = BC_PERIODIC</text:p>
      <text:p text:style-name="Text_20_body">Example: to override the default boundary conditions with yours in a variable named <text:span text:style-name="T3">bc</text:span> in 3D</text:p>
      <text:p text:style-name="Code">FunctionDefaults&lt;3&gt;::set_bc(bc);</text:p>
      <text:h text:style-name="Heading_20_1" text:outline-level="1">Differentiation, multiplication, inner products – e.g., energy of the hydrogen atom</text:h>
      <text:p text:style-name="Text_20_body">In this section we examine operations such as differentiation, inner product and multiplication. A relevant simple example is <text:span text:style-name="T3">hatom_energy.cc</text:span>.</text:p>
      <text:h text:style-name="Heading_20_2" text:outline-level="2">Differentiation</text:h>
      <text:p text:style-name="Text_20_body">Differentiation is performed by applying a differential operator to a function. The operator is constructed with desired the boundary conditions and direction for differentiation (directions are indexed starting from zero, so in 3D <text:span text:style-name="T3">x=0</text:span>, <text:span text:style-name="T3">y=1</text:span> and <text:span text:style-name="T3">z=2</text:span>). The operators can be kept for repeated application, or made and discarded after use.</text:p>
      <text:p text:style-name="Text_20_body">For example, to make the derivative operator in 3D with respect to the first variable using boundary conditions from FunctionDefaults, and to apply it to functions <text:span text:style-name="T3">f</text:span>, <text:span text:style-name="T3">g</text:span> and <text:span text:style-name="T3">h</text:span>.</text:p>
      <text:p text:style-name="Code">real_derivative_3d Dx(world, 0);</text:p>
      <text:p text:style-name="Code">real_function_3d dfdx = Dx(f);</text:p>
      <text:p text:style-name="Code">real_function_3d dgdx = Dx(g);</text:p>
      <text:p text:style-name="Code">real_function_3d dhdx = Dx(h);</text:p>
      <text:h text:style-name="Heading_20_2" text:outline-level="2">Multiplication, addition, subtraction of functions</text:h>
      <text:p text:style-name="Text_20_body">Most simple mathematical operations can be composed in MADNESS as they are normally written in standard notation. For instance, if <text:s/><text:span text:style-name="T3">f</text:span>, <text:span text:style-name="T3">g</text:span> and <text:span text:style-name="T3">h</text:span> are functions the expression </text:p>
      <table:table table:name="Tabelle4" table:style-name="Tabelle4">
        <table:table-column table:style-name="Tabelle4.A"/>
        <table:table-column table:style-name="Tabelle4.B"/>
        <table:table-header-rows>
          <table:table-row>
            <table:table-cell table:style-name="Tabelle4.A1" office:value-type="string">
              <text:p text:style-name="P13"><draw:frame draw:style-name="fr1" draw:name="Object46" text:anchor-type="as-char" svg:width="2.7839in" svg:height="0.1917in" draw:z-index="41"><draw:object xlink:href="./Object 47" xlink:type="simple" xlink:show="embed" xlink:actuate="onLoad"/><draw:image xlink:href="./ObjectReplacements/Object 47" xlink:type="simple" xlink:show="embed" xlink:actuate="onLoad"/></draw:frame> </text:p>
            </table:table-cell>
            <table:table-cell table:style-name="Tabelle4.A1" office:value-type="string">
              <text:p text:style-name="P14">(<text:sequence text:ref-name="refText3" text:name="Text" text:formula="ooow:Text+1" style:num-format="1">4</text:sequence>)</text:p>
            </table:table-cell>
          </table:table-row>
        </table:table-header-rows>
      </table:table>
      <text:p text:style-name="Text_20_body">is transcribed as</text:p>
      <text:p text:style-name="Code">f = 2*g + 3*h - 7*g*h + 99</text:p>
      <text:p text:style-name="Text_20_body">where <text:span text:style-name="T3">*</text:span> indicates point-wise multiplication of functions.</text:p>
      <text:p text:style-name="Text_20_body"><text:span text:style-name="T1">Important: </text:span>Addition and subtraction of functions are exact operations in the sense that the result can be exactly represented in MADNESS basis. Multiplication is <text:span text:style-name="T1">inexact</text:span><text:span text:style-name="T7"> since the product of two polynomials of order </text:span><text:span text:style-name="T7"><draw:frame draw:style-name="fr1" draw:name="Object47" text:anchor-type="as-char" svg:width="0.1598in" svg:height="0.1839in" draw:z-index="42"><draw:object xlink:href="./Object 48" xlink:type="simple" xlink:show="embed" xlink:actuate="onLoad"/><draw:image xlink:href="./ObjectReplacements/Object 48" xlink:type="simple" xlink:show="embed" xlink:actuate="onLoad"/></draw:frame></text:span><text:span text:style-name="T7"> is of order </text:span><text:span text:style-name="T7"><draw:frame draw:style-name="fr1" draw:name="Object48" text:anchor-type="as-char" svg:width="0.2508in" svg:height="0.1839in" draw:z-index="43"><draw:object xlink:href="./Object 49" xlink:type="simple" xlink:show="embed" xlink:actuate="onLoad"/><draw:image xlink:href="./ObjectReplacements/Object 49" xlink:type="simple" xlink:show="embed" xlink:actuate="onLoad"/></draw:frame></text:span><text:span text:style-name="T7">. The auto-refinement algorithm within MADNESS </text:span><text:soft-page-break/><text:span text:style-name="T7">is still under development – please refer to the implementation notes for more detail.</text:span></text:p>
      <text:h text:style-name="P33" text:outline-level="2">Inner products</text:h>
      <text:p text:style-name="P6">The inner product of two functions is defined as </text:p>
      <table:table table:name="Table11" table:style-name="Table11">
        <table:table-column table:style-name="Table11.A"/>
        <table:table-column table:style-name="Table11.B"/>
        <table:table-header-rows>
          <table:table-row>
            <table:table-cell table:style-name="Table11.A1" office:value-type="string">
              <text:p text:style-name="P13"><draw:frame draw:style-name="fr1" draw:name="Object49" text:anchor-type="as-char" svg:width="1.6681in" svg:height="0.2508in" draw:z-index="60"><draw:object xlink:href="./Object 50" xlink:type="simple" xlink:show="embed" xlink:actuate="onLoad"/><draw:image xlink:href="./ObjectReplacements/Object 50" xlink:type="simple" xlink:show="embed" xlink:actuate="onLoad"/></draw:frame> </text:p>
            </table:table-cell>
            <table:table-cell table:style-name="Table11.A1" office:value-type="string">
              <text:p text:style-name="P14">(<text:sequence text:ref-name="refText4" text:name="Text" text:formula="ooow:Text+1" style:num-format="1">5</text:sequence>)</text:p>
            </table:table-cell>
          </table:table-row>
        </table:table-header-rows>
      </table:table>
      <text:p text:style-name="Text_20_body"><text:span text:style-name="T7">where </text:span><text:span text:style-name="T7"><draw:frame draw:style-name="fr1" draw:name="Object50" text:anchor-type="as-char" svg:width="0.1626in" svg:height="0.1839in" draw:z-index="39"><draw:object xlink:href="./Object 51" xlink:type="simple" xlink:show="embed" xlink:actuate="onLoad"/><draw:image xlink:href="./ObjectReplacements/Object 51" xlink:type="simple" xlink:show="embed" xlink:actuate="onLoad"/></draw:frame></text:span><text:span text:style-name="T7"> indicates complex conjugation and the integral is taken over the entire simulation volume. The above is computed for two MADNESS functions </text:span><text:span text:style-name="T6">f</text:span><text:span text:style-name="T7"> and </text:span><text:span text:style-name="T6">g</text:span><text:span text:style-name="T7"> of the same type using</text:span></text:p>
      <text:p text:style-name="P17">inner(f,g)</text:p>
      <text:p text:style-name="P6">If the input functions are real, the result is real; for complex functions the result is complex.</text:p>
      <text:h text:style-name="Heading_20_1" text:outline-level="1">Integral operators – e.g., solution of Laplace or Poisson’s equations</text:h>
      <text:p text:style-name="Text_20_body">The Poisson equation</text:p>
      <text:p text:style-name="P18"><text:tab/><text:tab/><text:tab/><text:tab/> <text:span text:style-name="T4"><draw:frame draw:style-name="fr2" draw:name="Object36" text:anchor-type="as-char" svg:width="1.0028in" svg:height="0.2075in" draw:z-index="17"><draw:object xlink:href="./Object 37" xlink:type="simple" xlink:show="embed" xlink:actuate="onLoad"/><draw:image xlink:href="./ObjectReplacements/Object 37" xlink:type="simple" xlink:show="embed" xlink:actuate="onLoad"/></draw:frame></text:span></text:p>
      <text:p text:style-name="Text_20_body">is ubiquitous in scientific and engineering simulations. <text:s/>For the sake of simplicity, we assume free-space boundary condition (zero at infinity, so the Green’s function is just <draw:frame draw:style-name="fr1" draw:name="Object51" text:anchor-type="as-char" svg:width="0.3862in" svg:height="0.1846in" draw:z-index="44"><draw:object xlink:href="./Object 52" xlink:type="simple" xlink:show="embed" xlink:actuate="onLoad"/><draw:image xlink:href="./ObjectReplacements/Object 52" xlink:type="simple" xlink:show="embed" xlink:actuate="onLoad"/></draw:frame>). <text:s text:c="2"/>If the right hand side of the Poisson equation is <text:span text:style-name="T3">rho</text:span><text:span text:style-name="T14"> </text:span><text:span text:style-name="T13">then the Poisson equation can be solved as</text:span></text:p>
      <text:p text:style-name="Code">real_convolution_3d op=CoulombOperator(world, 0.001, 1e-6);</text:p>
      <text:p text:style-name="Code">real_function_3d result = op(rho);</text:p>
      <text:p text:style-name="Text_20_body">This is employed in many example codes in the examples directory. <text:span text:style-name="T13">The call to the Coulomb operator builds a low-separation rank approximation (see the implementation notes) of the Green function for the Poisson equation. <text:s/>The approximation is accurate to 1e-6 from a smallest length scale of 0.001 to the entire box size.</text:span></text:p>
      <text:p text:style-name="P2">If you have more complicated boundary conditions which require single or double layer terms please refer the examples in <text:span text:style-name="T3">interior_dirichlet.cc</text:span> or <text:span text:style-name="T3">laplace_sphere.cc</text:span> for more details.</text:p>
      <text:h text:style-name="Heading_20_1" text:outline-level="1">Operations on vectors of functions – e.g., calculating multiple eigen functions</text:h>
      <text:p text:style-name="Text_20_body">The header file <text:span text:style-name="T3">vmra.h</text:span> defines operations on vectors of functions. These are convenient in eliminating error-prone loops over arrays/vectors of functions, and the vector operations are much more efficient since many operations can occur in parallel. The example code <text:span text:style-name="T3">vnucso.cc</text:span> and the molecular density function code make extensive use of the vector API (application programming interface) to solve eigen-problems.</text:p>
      <text:p text:style-name="Text_20_body">Given a subspace defined by a vector of <draw:frame draw:style-name="fr1" draw:name="Object53" text:anchor-type="as-char" svg:width="0.1681in" svg:height="0.1839in" draw:z-index="46"><draw:object xlink:href="./Object 54" xlink:type="simple" xlink:show="embed" xlink:actuate="onLoad"/><draw:image xlink:href="./ObjectReplacements/Object 54" xlink:type="simple" xlink:show="embed" xlink:actuate="onLoad"/></draw:frame> functions <draw:frame draw:style-name="fr1" draw:name="Object52" text:anchor-type="as-char" svg:width="1.4429in" svg:height="0.2083in" draw:z-index="56"><draw:object xlink:href="./Object 53" xlink:type="simple" xlink:show="embed" xlink:actuate="onLoad"/><draw:image xlink:href="./ObjectReplacements/Object 53" xlink:type="simple" xlink:show="embed" xlink:actuate="onLoad"/></draw:frame> we can diagonalize the operator <draw:frame draw:style-name="fr1" draw:name="Object54" text:anchor-type="as-char" svg:width="0.2126in" svg:height="0.202in" draw:z-index="57"><draw:object xlink:href="./Object 55" xlink:type="simple" xlink:show="embed" xlink:actuate="onLoad"/><draw:image xlink:href="./ObjectReplacements/Object 55" xlink:type="simple" xlink:show="embed" xlink:actuate="onLoad"/></draw:frame> in the subspace by constructing the matrix representations of the operator (<draw:frame draw:style-name="fr1" draw:name="Object56" text:anchor-type="as-char" svg:width="0.2126in" svg:height="0.1839in" draw:z-index="58"><draw:object xlink:href="./Object 57" xlink:type="simple" xlink:show="embed" xlink:actuate="onLoad"/><draw:image xlink:href="./ObjectReplacements/Object 57" xlink:type="simple" xlink:show="embed" xlink:actuate="onLoad"/></draw:frame>) and metric (<draw:frame draw:style-name="fr1" draw:name="Object57" text:anchor-type="as-char" svg:width="0.1693in" svg:height="0.1839in" draw:z-index="59"><draw:object xlink:href="./Object 58" xlink:type="simple" xlink:show="embed" xlink:actuate="onLoad"/><draw:image xlink:href="./ObjectReplacements/Object 58" xlink:type="simple" xlink:show="embed" xlink:actuate="onLoad"/></draw:frame>)</text:p>
      <table:table table:name="Table12" table:style-name="Table12">
        <table:table-column table:style-name="Table12.A"/>
        <table:table-column table:style-name="Table12.B"/>
        <table:table-header-rows>
          <text:soft-page-break/>
          <table:table-row>
            <table:table-cell table:style-name="Table12.A1" office:value-type="string">
              <text:p text:style-name="P13"><draw:frame draw:style-name="fr1" draw:name="Object55" text:anchor-type="as-char" svg:width="1.3571in" svg:height="0.5098in" draw:z-index="61"><draw:object xlink:href="./Object 56" xlink:type="simple" xlink:show="embed" xlink:actuate="onLoad"/><draw:image xlink:href="./ObjectReplacements/Object 56" xlink:type="simple" xlink:show="embed" xlink:actuate="onLoad"/></draw:frame> </text:p>
            </table:table-cell>
            <table:table-cell table:style-name="Table12.A1" office:value-type="string">
              <text:p text:style-name="P14">(<text:sequence text:ref-name="refText5" text:name="Text" text:formula="ooow:Text+1" style:num-format="1">6</text:sequence>)</text:p>
            </table:table-cell>
          </table:table-row>
        </table:table-header-rows>
      </table:table>
      <text:p text:style-name="Text_20_body">and then solving the generalized eigenvalue problem </text:p>
      <table:table table:name="Table13" table:style-name="Table13">
        <table:table-column table:style-name="Table13.A"/>
        <table:table-column table:style-name="Table13.B"/>
        <table:table-header-rows>
          <table:table-row>
            <table:table-cell table:style-name="Table13.A1" office:value-type="string">
              <text:p text:style-name="P13"><draw:frame draw:style-name="fr1" draw:name="Object58" text:anchor-type="as-char" svg:width="0.8953in" svg:height="0.1839in" draw:z-index="9"><draw:object xlink:href="./Object 59" xlink:type="simple" xlink:show="embed" xlink:actuate="onLoad"/><draw:image xlink:href="./ObjectReplacements/Object 59" xlink:type="simple" xlink:show="embed" xlink:actuate="onLoad"/></draw:frame> </text:p>
            </table:table-cell>
            <table:table-cell table:style-name="Table13.A1" office:value-type="string">
              <text:p text:style-name="P14">(<text:sequence text:ref-name="refText6" text:name="Text" text:formula="ooow:Text+1" style:num-format="1">7</text:sequence>)</text:p>
            </table:table-cell>
          </table:table-row>
        </table:table-header-rows>
      </table:table>
      <text:p text:style-name="Text_20_body">to obtain the eigenvalues and coefficients in the subspace. The eigenfunctions <draw:frame draw:style-name="fr1" draw:name="Object60" text:anchor-type="as-char" svg:width="0.4319in" svg:height="0.2083in" draw:z-index="1"><draw:object xlink:href="./Object 61" xlink:type="simple" xlink:show="embed" xlink:actuate="onLoad"/><draw:image xlink:href="./ObjectReplacements/Object 61" xlink:type="simple" xlink:show="embed" xlink:actuate="onLoad"/></draw:frame> are obtained by transforming the original basis </text:p>
      <table:table table:name="Table14" table:style-name="Table14">
        <table:table-column table:style-name="Table14.A"/>
        <table:table-column table:style-name="Table14.B"/>
        <table:table-header-rows>
          <table:table-row>
            <table:table-cell table:style-name="Table14.A1" office:value-type="string">
              <text:p text:style-name="P13"><draw:frame draw:style-name="fr1" draw:name="Object59" text:anchor-type="as-char" svg:width="2.498in" svg:height="0.3382in" draw:z-index="15"><draw:object xlink:href="./Object 60" xlink:type="simple" xlink:show="embed" xlink:actuate="onLoad"/><draw:image xlink:href="./ObjectReplacements/Object 60" xlink:type="simple" xlink:show="embed" xlink:actuate="onLoad"/></draw:frame> </text:p>
            </table:table-cell>
            <table:table-cell table:style-name="Table14.A1" office:value-type="string">
              <text:p text:style-name="P14">(<text:sequence text:ref-name="refText7" text:name="Text" text:formula="ooow:Text+1" style:num-format="1">8</text:sequence>)</text:p>
            </table:table-cell>
          </table:table-row>
        </table:table-header-rows>
      </table:table>
      <text:p text:style-name="Text_20_body"/>
      <text:p text:style-name="Text_20_body">Given an STL vector of 3D functions <text:span text:style-name="T3">f</text:span> and another <text:span text:style-name="T3">Hf</text:span> containing result of applying the operator <draw:frame draw:style-name="fr1" draw:name="Object61" text:anchor-type="as-char" svg:width="0.2126in" svg:height="0.202in" draw:z-index="3"><draw:object xlink:href="./Object 62" xlink:type="simple" xlink:show="embed" xlink:actuate="onLoad"/><draw:image xlink:href="./ObjectReplacements/Object 62" xlink:type="simple" xlink:show="embed" xlink:actuate="onLoad"/></draw:frame> to the vector, the above is compactly translated into MADNESS as</text:p>
      <text:p text:style-name="Code">real_tensor H = matrix_inner(f,Hf);</text:p>
      <text:p text:style-name="Code">real_tensor S = matrix_inner(f,f);</text:p>
      <text:p text:style-name="Code">real_tensor C,E;</text:p>
      <text:p text:style-name="Code">sygv(H,S,1,C,E);</text:p>
      <text:p text:style-name="Code">vector_real_function_3d evec = transform(f,C);</text:p>
      <text:p text:style-name="Text_20_body">The <text:span text:style-name="T3">matrix_inner()</text:span> routine computes the matrix of inner products (or matrix elements) of two vectors of functions, and the <text:span text:style-name="T3">sygv()</text:span> routine (in <text:span text:style-name="T3">linalg/tensor_lapack.h</text:span>) is a wrapper around the LAPACK real symmetric and complex Hermitian generalized eigenvalue routines. Finally, the transform() routine transforms the basis to compute the eigenfunctions.</text:p>
      <text:h text:style-name="Heading_20_1" text:outline-level="1">Moving functions to/from disk</text:h>
      <text:p text:style-name="Text_20_body">It takes at most a couple of lines of code to move a function to/from disk. <text:s/>The example program <text:span text:style-name="T3">functionio.cc</text:span> shows how to do this, and the critical lines are</text:p>
      <text:p text:style-name="Code">ParallelOutputArchive out(world, filename);</text:p>
      <text:p text:style-name="Code">out &amp; f &amp; g &amp; h;</text:p>
      <text:p text:style-name="Code">ParallelInputArchive in(world, filename);</text:p>
      <text:p text:style-name="Code">in <text:s/>&amp; f &amp; g &amp; h;</text:p>
      <text:p text:style-name="P15"/>
      <text:p text:style-name="Text_20_body">Here, <text:span text:style-name="T3">f</text:span>, <text:span text:style-name="T3">g</text:span>, and <text:span text:style-name="T3">h</text:span> are MADNESS functions of any type (they need not have the same type or 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3">world/archive.h</text:span> for documentation). Most archives are sequential objects accessible only to a single process and it makes little sense to write a potentially large function that is distributed across the entire parallel computer to such a stream. For that reason, functions must be written to/from a parallel archive that performs efficient parallel I/O.</text:p>
      <text:p text:style-name="Text_20_body"><text:soft-page-break/>Large amounts of data (more than a few gigabytes) will benefit from increasing the number of processors actually doing disk I/O (refer to the relevant parallel archive class for more info).</text:p>
      <text:p text:style-name="Text_20_body">Note that the program <text:span text:style-name="T3">mraplot</text:span> can be used to generate plots from functions stored on disk.</text:p>
      <text:h text:style-name="Heading_20_1" text:outline-level="1">Plotting</text:h>
      <text:p text:style-name="Text_20_body">MADNESS can presently generate uniform grids in formats suitable for the visualization software OpenDX (in a “<text:span text:style-name="T3">.dx</text:span>” file) and Paraview (in a VTK file), and line plots in a text format suitable for nearly any tool (e.g., <text:s/>gnuplot or xmgrace).</text:p>
      <text:p text:style-name="Text_20_body">Note that the program <text:span text:style-name="T3">mraplot</text:span> can be used to generate plots from functions stored on disk.</text:p>
      <text:h text:style-name="Heading_20_2" text:outline-level="2">OpenDX</text:h>
      <text:p text:style-name="Text_20_body">OpenDX is an Open Source visualization software based on IBM's Visualization Data Explorer (<text:a xlink:type="simple" xlink:href="http://www.opendx.org/">www.opendx.org</text:a>). <text:s/>Please refere to the OpenDX manual on its use. <text:s text:c="2"/>An example configuration file (<text:span text:style-name="T3">vizit.cfg</text:span>) <text:s/>and a network file (<text:span text:style-name="T3">vizit.net</text:span>) can be found in the <text:span text:style-name="T3">trunk/src/apps/moldft</text:span> directory. <text:s/>Here are some details on creating your own DX files.</text:p>
      <text:p text:style-name="Text_20_body">Given any MADNESS function <text:span text:style-name="T3">f</text:span>, you can write to disk a uniform grid over the entire simulation volume as follows</text:p>
      <text:p text:style-name="Code">plotdx(f, “f.dx”);</text:p>
      <text:p text:style-name="Code"/>
      <text:p text:style-name="Text_20_body">Additional arguments permit us to change the plot volume (default is the entire simulation volume), the number of points (default is 201) and binary/text format (default is binary). This is a 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3">f</text:span>) along a line between (0,0,0,1) and (0,1,0,2) with 101 points</text:p>
      <text:p text:style-name="Code">coord_3d lo,hi;</text:p>
      <text:p text:style-name="Code">lo[3]=1.0; hi[1]=1.0; hi[2]=2.0;</text:p>
      <text:p text:style-name="Code">plot_line(“plot.txt”, 101, lo, hi, f);</text:p>
      <text:p text:style-name="Text_20_body"><text:soft-page-break/>To plot two functions (<text:span text:style-name="T3">f</text:span> and <text:span text:style-name="T3">g</text:span>) you would use instead</text:p>
      <text:p text:style-name="Code">plot_line(“plot.txt”, 101, lo, hi, f, g)</text:p>
      <text:p text:style-name="Code"/>
      <text:p text:style-name="Text_20_body">With gnuplot, you can plot the data as follows</text:p>
      <text:p text:style-name="Code">gnuplot -persist -e 'set style data lines; plot "plot.txt"'</text:p>
      <text:p text:style-name="P20"/>
      <text:h text:style-name="Heading_20_2" text:outline-level="2">VTK format and Paraview</text:h>
      <text:p text:style-name="Text_20_body">MADNESS can export MADNESS functions to the serial vtkStructuredGrid (.vts) file format which can be ready by several post-processing visualization packages such as Paraview. <text:s/>To write this data file, you must first define four quantities: a filename (<text:span text:style-name="T1">filename)</text:span>, the lower (<text:span text:style-name="T1">plotlo</text:span>) and upper (<text:span text:style-name="T1">plothi</text:span>) bound of the Cartesian coordinates in each dimension to plot, and the number of points (<text:span text:style-name="T1">npts)</text:span> in each dimension to evaluate.</text:p>
      <text:p text:style-name="Text_20_body"><text:span text:style-name="T2">Note:</text:span><text:span text:style-name="T12"> </text:span>At this time, MADNESS evaluates the functions at equally spaced points between <text:span text:style-name="T1">plotlo </text:span><text:span text:style-name="T7">and </text:span><text:span text:style-name="T1">plothi</text:span><text:span text:style-name="T7">. <text:s/></text:span></text:p>
      <text:p text:style-name="P6">After the above four quantities have been defined, three functions must be called:</text:p>
      <text:p text:style-name="P21"><text:tab/><text:span text:style-name="T3">plotvtk_begin </text:span>: Writes the VTK boilerplate header information</text:p>
      <text:p text:style-name="Text_20_Body"><text:span text:style-name="T7"><text:tab/></text:span><text:span text:style-name="T6">plotvtk_data</text:span><text:span text:style-name="T7"> : Evaluates and writes the MADNESS function at </text:span><text:span text:style-name="T1">npts</text:span></text:p>
      <text:p text:style-name="P21"><text:tab/><text:span text:style-name="T3">plotvtk_end </text:span>: Writes the VTK boilerplate footer information</text:p>
      <text:p text:style-name="P7"/>
      <text:p text:style-name="Text_20_body"><text:span text:style-name="T2">Note:</text:span><text:span text:style-name="T9"> </text:span><text:span text:style-name="T8">Currently, the function evaluation in plotvtk_data is done in serial.</text:span><text:span text:style-name="T7"> <text:s/></text:span></text:p>
      <text:p text:style-name="Text_20_body"><text:span text:style-name="T7">An example of code for plotting two two-dimensional functions </text:span><text:span text:style-name="T1">u</text:span><text:span text:style-name="T7"> and </text:span><text:span text:style-name="T1">v</text:span><text:span text:style-name="T7"> is as follows in a [0,1]</text:span><text:span text:style-name="T15">2</text:span><text:span text:style-name="T7"> box with 101 points is as follows:</text:span></text:p>
      <text:p text:style-name="Code">char filename[100];</text:p>
      <text:p text:style-name="Code">sprintf(filename, "output.vts"); <text:s/>// Defines the filename</text:p>
      <text:p text:style-name="Code">Vector&lt;double, 2&gt; plotlo, plothi; // Box dimensions</text:p>
      <text:p text:style-name="Code">Vector&lt;long, 2&gt; npts; <text:s text:c="12"/>// Num points in each dim <text:s text:c="5"/>for(int i = 0; i &lt; 2; ++i) {</text:p>
      <text:p text:style-name="Code"><text:s/>plotlo[i] = 0.0;</text:p>
      <text:p text:style-name="Code"><text:s/>plothi[i] = 1.0;</text:p>
      <text:p text:style-name="Code"><text:s/>npts[i] <text:s text:c="2"/>= 101;</text:p>
      <text:p text:style-name="Code">}</text:p>
      <text:p text:style-name="Code">plotvtk_begin(world, filename, plotlo, plothi, npts);</text:p>
      <text:p text:style-name="Code">plotvtk_data(u, "u", world, filename, plotlo, plothi, npts);</text:p>
      <text:p text:style-name="Code">plotvtk_data(v, "v", world, filename, plotlo, plothi, npts);</text:p>
      <text:p text:style-name="Code">plotvtk_end&lt;3&gt;(world, filename);</text:p>
      <text:p text:style-name="Text_20_body"/>
      <text:p text:style-name="Text_20_body"><text:span text:style-name="T2">Note: </text:span><text:span text:style-name="T8">An arbitrary number of MADNESS files may be written to a single file. <text:s/>Two are shown </text:span><text:soft-page-break/><text:span text:style-name="T8">above for demonstrative purposes; however, plotvtk_data may be called multiple times between plotvtk_begin and plotvtk_end function calls</text:span>.</text:p>
      <text:p text:style-name="P8"><text:span text:style-name="T2">Note: </text:span><text:span text:style-name="T11">For time-dependent simulations, the above code can be included within the time step loop. <text:s/>The user should then consider appending the filename with the timestep number and create Ntimestep files, each containing one increment of time.</text:span></text:p>
      <text:p text:style-name="P19">To visualize your functions, Paraview has been extensively tested, although other external visualization packages may also be compatible with the vts file format. <text:s/>Paraview is an open-source visualization application that is freely downloadable. <text:s/>For information about how to download, install and use Paraview, please consult their webpage at http://www.paraview.org.</text:p>
      <text:h text:style-name="Heading_20_1" text:outline-level="1">Load and memory balancing</text:h>
      <text:p text:style-name="Text_20_body">Load and memory balancing is a critical issue on current generation of shared and distributed memory computers. <text:s/>On many terascale and petascale computer there is no virtual memory capabilities on the compute nodes so memory management is very important.</text:p>
      <text:p text:style-name="Text_20_body">Poor distribution of work (load imbalance) is the largest reason for inefficient parallel execution within MADNESS. <text:s/>Poor data distribution (data imbalance) contributes to load imbalance and also leads to out-of-memory problems due to one or more processes having too much data. <text:s/>Thus, we are interested in uniform distribution of both work and data. </text:p>
      <text:p text:style-name="Text_20_body">Many operations in MADNESS are entirely data driven (i.e., computation occurs in the processor that "owns" the data) since there is insufficient work to justify moving data between processes <text:s/>(e.g., computing the inner product between functions). <text:s/>However, a few expensive operations can have work shipped to other processors. </text:p>
      <text:p text:style-name="Text_20_body">There are presently three load balancing mechanisms within MADNESS </text:p>
      <text:list xml:id="list1815104849" text:style-name="L6">
        <text:list-item>
          <text:p text:style-name="P30">static and driven by the distribution of data, </text:p>
        </text:list-item>
        <text:list-item>
          <text:p text:style-name="P30">dynamic via random assignment of work, and </text:p>
        </text:list-item>
        <text:list-item>
          <text:p text:style-name="P30">dynamic via work stealing (currently only in prototype). </text:p>
        </text:list-item>
      </text:list>
      <text:p text:style-name="Text_20_body">Until the work stealing becomes production quality we must exploit the first two forms. <text:s/>The random work assignment is controlled by options in the FunctionDefaults class. </text:p>
      <text:list xml:id="list1234513860" text:style-name="L7">
        <text:list-item>
          <text:p text:style-name="P31"><text:span text:style-name="T3">FunctionDefaults::set_apply_randomize(bool) </text:span>controls the use of randomization in applying integral (convolution) operators. It is typically beneficial when computing to medium/high precision. </text:p>
        </text:list-item>
        <text:list-item>
          <text:p text:style-name="P31"><text:span text:style-name="T3">FunctionDefaults::set_project_randomize(bool)</text:span><text:span text:style-name="T13"> </text:span>controls the use of randomization in projecting from an analytic form (i.e., C++) into the discontinuous spectral element basis. <text:s/>It is typically <text:s/>beneficial unless there is already a good static data distribution. <text:s/>Since these options are straightforward to enable, this example focuses on static data redistribution. </text:p>
        </text:list-item>
      </text:list>
      <text:p text:style-name="P10">The process map (an instance of <text:span text:style-name="T3">WorldDCPmapInterface</text:span>) controls mapping of data to processors and it is actually quite easy to write your own (e.g., see <text:span text:style-name="T3">WorldDCDefaultPmap </text:span><text:soft-page-break/><text:span text:style-name="T3">or LevelPmap</text:span>) that ensure uniform data distribution. <text:s/>However, you also seek to incorporate estimates of the computational cost into the distribution. <text:s/>The class <text:span text:style-name="T3">LBDeuxPmap</text:span> (deux since it is the second such class) in <text:span text:style-name="T3">trunk/src/lib/mra/lbdeux.h</text:span> does this by examining the functions you request and using provided weights to estimate the computational cost. </text:p>
      <text:p text:style-name="Text_20_body">Communication costs are proportional to the number of broken links in the tree. <text:s/>Since some operations work in the scaling function basis, some in the multiwavelet basis, and some in non-standard form, there is an element of empiricism in getting best performance from most algorithms. </text:p>
      <text:p text:style-name="Text_20_body">The example code in <text:span text:style-name="T3">trunk/src/apps/examples/dataloadbal.cc</text:span><text:span text:style-name="T13"> </text:span><text:span text:style-name="T16">illustrates how the discussions in this section can be applied.</text:span></text:p>
      <text:h text:style-name="Heading_20_1" text:outline-level="1">How to “think” MADNESS</text:h>
      <text:p text:style-name="Text_20_body">MADNESS is based on multiresolution analysis (MRA) and low-separation rank (LSR) approximations of functions and operators. <text:s/>It can be considered an adaptive spectral elemen method using a discontinuous and singular multiresolution basis. <text:s/>The representations of differential operators in the wavelet bases are provably similar to adaptive finite difference discretizations. <text:s/>Thus, the process of solving the resulting linear systems will have similar behaviors as in other adaptive methods. <text:s/>For example, the derivative operator and the Laplacian operator are unbounded operators. <text:s/>Thus the condition number, which often constraints how accurately the linear system can be solved, goes to infinity as the bases or the nets are refined. <text:s/>In order to solve these equations in practice, one has to precondition the system. <text:s/>Effective preconditioners are problem dependent and the theory of their construction is an area of on-going research.</text:p>
      <text:p text:style-name="Text_20_body">The integral operator, which is the formal inverse associated to the differential operator, are usually bounded operator. <text:s/>MRA and LSR has been proven to be one of the techniques that can effectively apply some of the physically important operators and their kernel fast and with ease.</text:p>
      <text:p text:style-name="Text_20_body">Two of the most important operators that we illustrate in this manual are the Poisson operator (in section 5), and the <text:s/>Helmholtz operator. <text:s/>The heat equation is .... <text:s/></text:p>
      <text:h text:style-name="Heading_20_2" text:outline-level="2">Solve the integral equation</text:h>
      <text:p text:style-name="P6">In many situations the integral operator associated to the differential operator have an analytic kernel. <text:s/>The simplest examples are the convolution operators. <text:s/>In equation <text:sequence-ref text:reference-format="text" text:ref-name="refText8">(10)</text:sequence-ref> the free space Poisson equation is converted to a convolution with the Poisson (or Coulomb) kernel, the Schrodinger equation with potential <draw:frame draw:style-name="fr1" draw:name="Object37" text:anchor-type="as-char" svg:width="0.1811in" svg:height="0.1839in" draw:z-index="4"><draw:object xlink:href="./Object 39" xlink:type="simple" xlink:show="embed" xlink:actuate="onLoad"/><draw:image xlink:href="./ObjectReplacements/Object 39" xlink:type="simple" xlink:show="embed" xlink:actuate="onLoad"/></draw:frame> is converted to a Lippman-Schwinger equation using the bound-state Helmholtz kernel, and the last example applies Duhamel's principle to write a time dependent differential equation with linear operator <draw:frame draw:style-name="fr1" draw:name="Object39" text:anchor-type="as-char" svg:width="0.1862in" svg:height="0.202in" draw:z-index="5"><draw:object xlink:href="./Object 40" xlink:type="simple" xlink:show="embed" xlink:actuate="onLoad"/><draw:image xlink:href="./ObjectReplacements/Object 40" xlink:type="simple" xlink:show="embed" xlink:actuate="onLoad"/></draw:frame> and a non-linear operator <draw:frame draw:style-name="fr1" draw:name="Object40" text:anchor-type="as-char" svg:width="0.2035in" svg:height="0.1839in" draw:z-index="12"><draw:object xlink:href="./Object 41" xlink:type="simple" xlink:show="embed" xlink:actuate="onLoad"/><draw:image xlink:href="./ObjectReplacements/Object 41" xlink:type="simple" xlink:show="embed" xlink:actuate="onLoad"/></draw:frame><text:span text:style-name="T16">as a semi-group equation.</text:span></text:p>
      <table:table table:name="Table3" table:style-name="Table3">
        <table:table-column table:style-name="Table3.A"/>
        <table:table-column table:style-name="Table3.B"/>
        <table:table-header-rows>
          <text:soft-page-break/>
          <table:table-row>
            <table:table-cell table:style-name="Table3.A1" office:value-type="string">
              <text:p text:style-name="P13"><draw:frame draw:style-name="fr1" draw:name="Object11" text:anchor-type="as-char" svg:width="5.1244in" svg:height="1.3382in" draw:z-index="13"><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14">(<text:sequence text:ref-name="refText8" text:name="Text" text:formula="ooow:Text+1" style:num-format="1">10</text:sequence>)</text:p>
            </table:table-cell>
          </table:table-row>
        </table:table-header-rows>
      </table:table>
      <text:p text:style-name="Text_20_body"/>
      <text:p text:style-name="Text_20_body">Most codes, including MADNESS, are bad at solving differential equations to high accuracy – 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able:table-row>
            <table:table-cell table:style-name="Table4.A1" office:value-type="string">
              <text:p text:style-name="P13"><draw:frame draw:style-name="fr1" draw:name="Object13" text:anchor-type="as-char" svg:width="1.3307in" svg:height="0.4402in" draw:z-index="16"><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14">(<text:sequence text:ref-name="refText9" text:name="Text" text:formula="ooow:Text+1" style:num-format="1">11</text:sequence>)</text:p>
            </table:table-cell>
          </table:table-row>
        </table:table-header-rows>
      </table:table>
      <text:p text:style-name="Text_20_body">The effect of the Laplacian is to greatly amplify high frequencies <draw:frame draw:style-name="fr1" draw:name="Object38" text:anchor-type="as-char" svg:width="0.2102in" svg:height="0.1839in" draw:z-index="19"><draw:object xlink:href="./Object 38" xlink:type="simple" xlink:show="embed" xlink:actuate="onLoad"/><draw:image xlink:href="./ObjectReplacements/Object 38" xlink:type="simple" xlink:show="embed" xlink:actuate="onLoad"/></draw:frame> (where most of the numerical error lies) whereas physical applications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Carefully analyze discontinuities, noise, singularities, and asymptotic forms</text:h>
      <text:p text:style-name="Text_20_body">Your function needs to be evaluated at close to machine precision. <text:s/>The higher the order of the basis (<draw:frame draw:style-name="fr1" draw:name="Object12" text:anchor-type="as-char" svg:width="0.1598in" svg:height="0.1839in" draw:z-index="23"><draw:object xlink:href="./Object 21" xlink:type="simple" xlink:show="embed" xlink:actuate="onLoad"/><draw:image xlink:href="./ObjectReplacements/Object 21"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Gibbs effect in action. <text:span text:style-name="T1">The usual symptoms of this problem are unexpectedly slow execution and excessive memory use.</text:span> Here are some tips to work with these effects.</text:p>
      <text:p text:style-name="Text_20_body">Discontinuities and singularities need to be consciously managed. Integrable point singularities might sometimes work unmodified (e.g., <draw:frame draw:style-name="fr1" draw:name="Object14" text:anchor-type="as-char" svg:width="0.3016in" svg:height="0.1839in" draw:z-index="45"><draw:object xlink:href="./Object 22" xlink:type="simple" xlink:show="embed" xlink:actuate="onLoad"/><draw:image xlink:href="./ObjectReplacements/Object 22" xlink:type="simple" xlink:show="embed" xlink:actuate="onLoad"/></draw:frame> in 3-D) but can unpredictably fail, e.g., if a quadrature point lands very near the singularity by accident. If possible, arrange for such points/surfaces to coincide with dyadic points (i.e., an integer multiple of some power of two division of the domain) – this will give the most accurate representation and exploits the discontinuous spectral basis. If you cannot ensure such placement, you must manually or analytically regularize the function and one would usually employ a parameter to control the length scale of any problem modification and to enable systematic demonstration of convergence. E.g., eliminate the cusp in an exponential with</text:p>
      <table:table table:name="Table5" table:style-name="Table5">
        <table:table-column table:style-name="Table5.A"/>
        <table:table-column table:style-name="Table5.B"/>
        <table:table-header-rows>
          <text:soft-page-break/>
          <table:table-row>
            <table:table-cell table:style-name="Table5.A1" office:value-type="string">
              <text:p text:style-name="P13"><draw:frame draw:style-name="fr1" draw:name="Object18" text:anchor-type="as-char" svg:width="1.878in" svg:height="0.2311in" draw:z-index="20"><draw:object xlink:href="./Object 23" xlink:type="simple" xlink:show="embed" xlink:actuate="onLoad"/><draw:image xlink:href="./ObjectReplacements/Object 23" xlink:type="simple" xlink:show="embed" xlink:actuate="onLoad"/></draw:frame> </text:p>
            </table:table-cell>
            <table:table-cell table:style-name="Table5.A1" office:value-type="string">
              <text:p text:style-name="P14">(<text:sequence text:ref-name="refText10" text:name="Text" text:formula="ooow:Text+1" style:num-format="1">12</text:sequence>)</text:p>
            </table:table-cell>
          </table:table-row>
        </table:table-header-rows>
      </table:table>
      <text:p text:style-name="Text_20_body">or replace a step function with </text:p>
      <table:table table:name="Table6" table:style-name="Table6">
        <table:table-column table:style-name="Table6.A"/>
        <table:table-column table:style-name="Table6.B"/>
        <table:table-header-rows>
          <table:table-row>
            <table:table-cell table:style-name="Table6.A1" office:value-type="string">
              <text:p text:style-name="P13"><draw:frame draw:style-name="fr1" draw:name="Object15" text:anchor-type="as-char" svg:width="2.1272in" svg:height="0.3925in" draw:z-index="21"><draw:object xlink:href="./Object 24" xlink:type="simple" xlink:show="embed" xlink:actuate="onLoad"/><draw:image xlink:href="./ObjectReplacements/Object 24" xlink:type="simple" xlink:show="embed" xlink:actuate="onLoad"/></draw:frame> </text:p>
            </table:table-cell>
            <table:table-cell table:style-name="Table6.A1" office:value-type="string">
              <text:p text:style-name="P14">(<text:sequence text:ref-name="refText11" text:name="Text" text:formula="ooow:Text+1" style:num-format="1">13</text:sequence>)</text:p>
            </table:table-cell>
          </table:table-row>
        </table:table-header-rows>
      </table:table>
      <text:p text:style-name="Text_20_body">or the Coulomb potential in 3-D with </text:p>
      <table:table table:name="Table7" table:style-name="Table7">
        <table:table-column table:style-name="Table7.A"/>
        <table:table-column table:style-name="Table7.B"/>
        <table:table-header-rows>
          <table:table-row>
            <table:table-cell table:style-name="Table7.A1" office:value-type="string">
              <text:p text:style-name="P13"><draw:frame draw:style-name="fr1" draw:name="Object16" text:anchor-type="as-char" svg:width="4.8571in" svg:height="0.5008in" draw:z-index="22"><draw:object xlink:href="./Object 25" xlink:type="simple" xlink:show="embed" xlink:actuate="onLoad"/><draw:image xlink:href="./ObjectReplacements/Object 25" xlink:type="simple" xlink:show="embed" xlink:actuate="onLoad"/></draw:frame> </text:p>
            </table:table-cell>
            <table:table-cell table:style-name="Table7.A1" office:value-type="string">
              <text:p text:style-name="P14">(<text:sequence text:ref-name="refText12" text:name="Text" text:formula="ooow:Text+1" style:num-format="1">14</text:sequence>)</text:p>
            </table:table-cell>
          </table:table-row>
        </table:table-header-rows>
      </table:table>
      <text:p text:style-name="Text_20_body">(the integral indicates that the mean error is zero independent of <draw:frame draw:style-name="fr1" draw:name="Object17" text:anchor-type="as-char" svg:width="0.1571in" svg:height="0.1839in" draw:z-index="24"><draw:object xlink:href="./Object 26" xlink:type="simple" xlink:show="embed" xlink:actuate="onLoad"/><draw:image xlink:href="./ObjectReplacements/Object 26" xlink:type="simple" xlink:show="embed" xlink:actuate="onLoad"/></draw:frame>).</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draw:frame draw:style-name="fr1" draw:name="Object19" text:anchor-type="as-char" svg:width="0.348in" svg:height="0.2075in" draw:z-index="25"><draw:object xlink:href="./Object 27" xlink:type="simple" xlink:show="embed" xlink:actuate="onLoad"/><draw:image xlink:href="./ObjectReplacements/Object 27" xlink:type="simple" xlink:show="embed" xlink:actuate="onLoad"/></draw:frame> or better.</text:p>
      <text:p text:style-name="Text_20_body">MADNESS itself computes to a finite precision and when computing a point-wise function of a function (i.e., <draw:frame draw:style-name="fr1" draw:name="Object23" text:anchor-type="as-char" svg:width="0.672in" svg:height="0.1917in" draw:z-index="47"><draw:object xlink:href="./Object 28" xlink:type="simple" xlink:show="embed" xlink:actuate="onLoad"/><draw:image xlink:href="./ObjectReplacements/Object 28" xlink:type="simple" xlink:show="embed" xlink:actuate="onLoad"/></draw:frame> where <draw:frame draw:style-name="fr1" draw:name="Object24" text:anchor-type="as-char" svg:width="0.4335in" svg:height="0.1917in" draw:z-index="48"><draw:object xlink:href="./Object 29" xlink:type="simple" xlink:show="embed" xlink:actuate="onLoad"/><draw:image xlink:href="./ObjectReplacements/Object 29" xlink:type="simple" xlink:show="embed" xlink:actuate="onLoad"/></draw:frame> is a MADNESS function and <draw:frame draw:style-name="fr1" draw:name="Object25" text:anchor-type="as-char" svg:width="0.4in" svg:height="0.1917in" draw:z-index="49"><draw:object xlink:href="./Object 30" xlink:type="simple" xlink:show="embed" xlink:actuate="onLoad"/><draw:image xlink:href="./ObjectReplacements/Object 30" xlink:type="simple" xlink:show="embed" xlink:actuate="onLoad"/></draw:frame> is a user-provided function) the user-provided function must tolerate that approximation within tolerance or noise. A classic example is computing the function</text:p>
      <table:table table:name="Table8" table:style-name="Table8">
        <table:table-column table:style-name="Table8.A"/>
        <table:table-column table:style-name="Table8.B"/>
        <table:table-header-rows>
          <table:table-row>
            <table:table-cell table:style-name="Table8.A1" office:value-type="string">
              <text:p text:style-name="P13"><draw:frame draw:style-name="fr1" draw:name="Object26" text:anchor-type="as-char" svg:width="1.3035in" svg:height="0.4236in" draw:z-index="51"><draw:object xlink:href="./Object 31" xlink:type="simple" xlink:show="embed" xlink:actuate="onLoad"/><draw:image xlink:href="./ObjectReplacements/Object 31" xlink:type="simple" xlink:show="embed" xlink:actuate="onLoad"/></draw:frame> </text:p>
            </table:table-cell>
            <table:table-cell table:style-name="Table8.A1" office:value-type="string">
              <text:p text:style-name="P14">(<text:sequence text:ref-name="refText13" text:name="Text" text:formula="ooow:Text+1" style:num-format="1">15</text:sequence>)</text:p>
            </table:table-cell>
          </table:table-row>
        </table:table-header-rows>
      </table:table>
      <text:p text:style-name="Text_20_body">where in the original problem one knows that <draw:frame draw:style-name="fr1" draw:name="Object27" text:anchor-type="as-char" svg:width="1.0201in" svg:height="0.1917in" draw:z-index="50"><draw:object xlink:href="./Object 32" xlink:type="simple" xlink:show="embed" xlink:actuate="onLoad"/><draw:image xlink:href="./ObjectReplacements/Object 32" xlink:type="simple" xlink:show="embed" xlink:actuate="onLoad"/></draw:frame> but numerically this positivity not guaranteed. In this case an effective smoothing is </text:p>
      <table:table table:name="Table9" table:style-name="Table9">
        <table:table-column table:style-name="Table9.A"/>
        <table:table-column table:style-name="Table9.B"/>
        <table:table-header-rows>
          <table:table-row>
            <table:table-cell table:style-name="Table9.A1" office:value-type="string">
              <text:p text:style-name="P13"><draw:frame draw:style-name="fr1" draw:name="Object28" text:anchor-type="as-char" svg:width="3.5138in" svg:height="1.4283in" draw:z-index="52"><draw:object xlink:href="./Object 33" xlink:type="simple" xlink:show="embed" xlink:actuate="onLoad"/><draw:image xlink:href="./ObjectReplacements/Object 33" xlink:type="simple" xlink:show="embed" xlink:actuate="onLoad"/></draw:frame> </text:p>
            </table:table-cell>
            <table:table-cell table:style-name="Table9.A1" office:value-type="string">
              <text:p text:style-name="P14">(<text:sequence text:ref-name="refText14" text:name="Text" text:formula="ooow:Text+1" style:num-format="1">16</text:sequence>)</text:p>
            </table:table-cell>
          </table:table-row>
        </table:table-header-rows>
      </table:table>
      <text:p text:style-name="Text_20_body">The function <draw:frame draw:style-name="fr1" draw:name="Object29" text:anchor-type="as-char" svg:width="0.398in" svg:height="0.1917in" draw:z-index="53"><draw:object xlink:href="./Object 34" xlink:type="simple" xlink:show="embed" xlink:actuate="onLoad"/><draw:image xlink:href="./ObjectReplacements/Object 34" xlink:type="simple" xlink:show="embed" xlink:actuate="onLoad"/></draw:frame> coincides with its argument for <draw:frame draw:style-name="fr1" draw:name="Object30" text:anchor-type="as-char" svg:width="0.4264in" svg:height="0.2083in" draw:z-index="54"><draw:object xlink:href="./Object 35" xlink:type="simple" xlink:show="embed" xlink:actuate="onLoad"/><draw:image xlink:href="./ObjectReplacements/Object 35" xlink:type="simple" xlink:show="embed" xlink:actuate="onLoad"/></draw:frame> and for smaller values smoothly switches to a minimum value of <draw:frame draw:style-name="fr1" draw:name="Object31" text:anchor-type="as-char" svg:width="0.2098in" svg:height="0.2083in" draw:z-index="55"><draw:object xlink:href="./Object 36" xlink:type="simple" xlink:show="embed" xlink:actuate="onLoad"/><draw:image xlink:href="./ObjectReplacements/Object 36" xlink:type="simple" xlink:show="embed" xlink:actuate="onLoad"/></draw:frame> with continuous value and derivative at both end points.</text:p>
      <text:p text:style-name="Text_20_body">Some computations are intrinsically expensive. For instance, the function <draw:frame draw:style-name="fr1" draw:name="Object20" text:anchor-type="as-char" svg:width="0.7484in" svg:height="0.1917in" draw:z-index="26"><draw:object xlink:href="./Object 13" xlink:type="simple" xlink:show="embed" xlink:actuate="onLoad"/><draw:image xlink:href="./ObjectReplacements/Object 13" xlink:type="simple" xlink:show="embed" xlink:actuate="onLoad"/></draw:frame> is oscillatory everywhere and the number of required coefficients will increase linearly with the solution volume. <text:s/>In a 3-D box of width <draw:frame draw:style-name="fr1" draw:name="Object21" text:anchor-type="as-char" svg:width="0.1862in" svg:height="0.1839in" draw:z-index="27"><draw:object xlink:href="./Object 15" xlink:type="simple" xlink:show="embed" xlink:actuate="onLoad"/><draw:image xlink:href="./ObjectReplacements/Object 15" xlink:type="simple" xlink:show="embed" xlink:actuate="onLoad"/></draw:frame>, the number of coefficients will be <draw:frame draw:style-name="fr1" draw:name="Object22" text:anchor-type="as-char" svg:width="0.8181in" svg:height="0.2602in" draw:z-index="28"><draw:object xlink:href="./Object 16" xlink:type="simple" xlink:show="embed" xlink:actuate="onLoad"/><draw:image xlink:href="./ObjectReplacements/Object 16" xlink:type="simple" xlink:show="embed" xlink:actuate="onLoad"/></draw:frame> (where <draw:frame draw:style-name="fr1" draw:name="Object32" text:anchor-type="as-char" svg:width="0.1602in" svg:height="0.1839in" draw:z-index="29"><draw:object xlink:href="./Object 17" xlink:type="simple" xlink:show="embed" xlink:actuate="onLoad"/><draw:image xlink:href="./ObjectReplacements/Object 17" xlink:type="simple" xlink:show="embed" xlink:actuate="onLoad"/></draw:frame> is the multiwaveler or polynomial order). For <draw:frame draw:style-name="fr1" draw:name="Object33" text:anchor-type="as-char" svg:width="0.6602in" svg:height="0.1839in" draw:z-index="30"><draw:object xlink:href="./Object 18" xlink:type="simple" xlink:show="embed" xlink:actuate="onLoad"/><draw:image xlink:href="./ObjectReplacements/Object 18" xlink:type="simple" xlink:show="embed" xlink:actuate="onLoad"/></draw:frame>, <draw:frame draw:style-name="fr1" draw:name="Object34" text:anchor-type="as-char" svg:width="0.4811in" svg:height="0.1839in" draw:z-index="31"><draw:object xlink:href="./Object 19" xlink:type="simple" xlink:show="embed" xlink:actuate="onLoad"/><draw:image xlink:href="./ObjectReplacements/Object 19" xlink:type="simple" xlink:show="embed" xlink:actuate="onLoad"/></draw:frame> and <draw:frame draw:style-name="fr1" draw:name="Object35" text:anchor-type="as-char" svg:width="0.4339in" svg:height="0.1839in" draw:z-index="32"><draw:object xlink:href="./Object 20" xlink:type="simple" xlink:show="embed" xlink:actuate="onLoad"/><draw:image xlink:href="./ObjectReplacements/Object 20" xlink:type="simple" xlink:show="embed" xlink:actuate="onLoad"/></draw:frame>, a few hundred TB of data (i.e., too big!) will be generated. Thus, it is worth making a back of the envelope estimate about the expected cost of computation before getting started.</text:p>
      <text:h text:style-name="Heading_20_2" text:outline-level="2"><text:soft-page-break/>Robustly trade precision for speed</text:h>
      <text:p text:style-name="Text_20_body">TO BE COMPLETED.</text:p>
      <text:h text:style-name="Heading_20_2" text:outline-level="2">Choice of polynomial order (k)</text:h>
      <text:p text:style-name="Text_20_body">TO BE COMPLETED.</text:p>
      <text:h text:style-name="Heading_20_1" text:outline-level="1">Environment variables</text:h>
      <text:p text:style-name="Text_20_body"><text:span text:style-name="T3">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text:span text:style-name="T3">1 0 2</text:span>” and on the BG/P “<text:span text:style-name="T3">-1 -1 -1</text:span>”.</text:p>
      <text:p text:style-name="Text_20_body"><text:span text:style-name="T3">MAD_NUM_THREADS</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3">MRA_DATA_DIR</text:span> – Specifies the directory that contains the MADNESS data files (notably the autocorrelation coefficients, two-scale coefficients, and Gauss-Legendre points and weights). Sometimes the compiled-in default must be overridden. Only MPI process zero will use this.</text:p>
      <text:p text:style-name="Text_20_body"><text:span text:style-name="T3">POOL_NTHREAD</text:span> (deprecated) – Specifies the number of threads in the compute pool. New users should set <text:span text:style-name="T3">MAD_NUM_THREADS</text:span> instead.</text:p>
      <text:h text:style-name="Heading_20_1" text:outline-level="1">Troubleshooting.</text:h>
      <text:p text:style-name="Text_20_body">TO BE COMPLETED.</text:p>
      <text:h text:style-name="Heading_20_1" text:outline-level="1">Viewing and editing this document</text:h>
      <text:p text:style-name="Text_20_body">All of our documents use the same styles and fonts – consistency is important! </text:p>
      <text:list xml:id="list37295628" text:style-name="L8">
        <text:list-item>
          <text:p text:style-name="P32">Under Linux ensure you have the Microsoft true-type fonts installed – they are free. Under Ubuntu install package <text:span text:style-name="T3">msttcorefonts</text:span>. Without these the default Linux fonts will cause pagination and other problems, at least with the title pages.</text:p>
        </text:list-item>
        <text:list-item>
          <text:p text:style-name="P32">All text except for foreign languages and symbols should be in Times New Roman.</text:p>
        </text:list-item>
        <text:list-item>
          <text:p text:style-name="P32">All in-line code, filenames, commands, etc., should be in Courier New.</text:p>
        </text:list-item>
        <text:list-item>
          <text:p text:style-name="P32"><text:soft-page-break/>All multi-line code examples should be in Code style (note that it automatically indents).</text:p>
        </text:list-item>
        <text:list-item>
          <text:p text:style-name="P32">Emphasis should be done with italics – bold should not be used.</text:p>
        </text:list-item>
        <text:list-item>
          <text:p text:style-name="P32">Use the default bullets, numbering, etc.</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Text_20_body" style:display-name="Text body" style:family="paragraph" style:parent-style-name="Standard" style:class="text">
      <style:paragraph-properties fo:margin-top="0in" fo:margin-bottom="0.0835in" fo:text-align="justify" style:justify-single-word="false"/>
      <style:text-properties style:font-name="Times New Roman"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1"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0201in" fo:text-align="start" style:justify-single-word="false" fo:text-indent="0in" style:auto-text-indent="false"/>
      <style:text-properties style:font-name="Courier New" fo:font-size="12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21</text:page-number></text:p>
      </style:footer>
    </style:master-page>
    <style:master-page style:name="Right_20_Page" style:display-name="Right Page" style:page-layout-name="Mpm3" style:next-style-name="Left_20_Page">
      <style:footer>
        <text:p text:style-name="MP1"><text:page-number text:select-page="current">21</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21</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8-23T10:11:33</meta:creation-date>
    <dc:creator>Robert Harrison</dc:creator>
    <dc:date>2010-01-18T00:22:17</dc:date>
    <meta:editing-cycles>213</meta:editing-cycles>
    <meta:editing-duration>PT219H52M04S</meta:editing-duration>
    <meta:document-statistic meta:table-count="15" meta:image-count="0" meta:object-count="62" meta:page-count="21" meta:paragraph-count="373" meta:word-count="6251" meta:character-count="3997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i>r</math:mi>
        </math:mrow>
        <math:mo math:stretchy="false">)</math:mo>
      </math:mrow>
    </math:mrow>
    <math:annotation math:encoding="StarMath 5.0">exp(i %omega r )</math:annotation>
  </math:semantics>
</math:math>
</file>

<file path=Object 14/content.xml><?xml version="1.0" encoding="utf-8"?>
<!DOCTYPE math  PUBLIC '-//OpenOffice.org//DTD Modified W3C MathML 1.01//EN'  'math.dtd'>
<math:math xmlns:math="http://www.w3.org/1998/Math/MathML">
  <math:semantics>
    <math:mrow>
      <math:mfrac>
        <math:msup>
          <math:mi>d</math:mi>
          <math:mn>2</math:mn>
        </math:msup>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2 over dx^2 e^{i %omega x} = - %omega^2 e^{i %omega x}</math:annotation>
  </math:semantics>
</math:math>
</file>

<file path=Object 1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6/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17/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8/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19/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20/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21/content.xml><?xml version="1.0" encoding="utf-8"?>
<!DOCTYPE math  PUBLIC '-//OpenOffice.org//DTD Modified W3C MathML 1.01//EN'  'math.dtd'>
<math:math xmlns:math="http://www.w3.org/1998/Math/MathML">
  <math:semantics>
    <math:mi>k</math:mi>
    <math:annotation math:encoding="StarMath 5.0">k</math:annotation>
  </math:semantics>
</math:math>
</file>

<file path=Object 22/content.xml><?xml version="1.0" encoding="utf-8"?>
<!DOCTYPE math  PUBLIC '-//OpenOffice.org//DTD Modified W3C MathML 1.01//EN'  'math.dtd'>
<math:math xmlns:math="http://www.w3.org/1998/Math/MathML">
  <math:semantics>
    <math:mrow>
      <math:mn>1</math:mn>
      <math:mo math:stretchy="false">/</math:mo>
      <math:mi>r</math:mi>
    </math:mrow>
    <math:annotation math:encoding="StarMath 5.0">1/r</math:annotation>
  </math:semantics>
</math:math>
</file>

<file path=Object 23/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4/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25/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2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27/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8/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9/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30/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31/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32/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33/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4/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5/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6/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7/content.xml><?xml version="1.0" encoding="utf-8"?>
<!DOCTYPE math  PUBLIC '-//OpenOffice.org//DTD Modified W3C MathML 1.01//EN'  'math.dtd'>
<math:math xmlns:math="http://www.w3.org/1998/Math/MathML">
  <math:semantics>
    <math:mrow>
      <math:msup>
        <math:mo math:stretchy="false">∇</math:mo>
        <math:mn>2</math:mn>
      </math:msup>
      <math:mrow>
        <math:mi>u</math:mi>
        <math:mo math:stretchy="false">=</math:mo>
        <math:mrow>
          <math:mo math:stretchy="false">−</math:mo>
          <math:mn>4</math:mn>
        </math:mrow>
      </math:mrow>
      <math:mo math:stretchy="false">π</math:mo>
      <math:mo math:stretchy="false">ρ</math:mo>
    </math:mrow>
    <math:annotation math:encoding="StarMath 5.0">nabla^2 u = - 4 %pi %rho</math:annotation>
  </math:semantics>
</math:math>
</file>

<file path=Object 38/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39/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40/content.xml><?xml version="1.0" encoding="utf-8"?>
<!DOCTYPE math  PUBLIC '-//OpenOffice.org//DTD Modified W3C MathML 1.01//EN'  'math.dtd'>
<math:math xmlns:math="http://www.w3.org/1998/Math/MathML">
  <math:semantics>
    <math:mover math:accent="true">
      <math:mi>L</math:mi>
      <math:mo math:stretchy="false">ˆ</math:mo>
    </math:mover>
    <math:annotation math:encoding="StarMath 5.0">hat L</math:annotation>
  </math:semantics>
</math:math>
</file>

<file path=Object 41/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content.xml><?xml version="1.0" encoding="utf-8"?>
<!DOCTYPE math  PUBLIC '-//OpenOffice.org//DTD Modified W3C MathML 1.01//EN'  'math.dtd'>
<math:math xmlns:math="http://www.w3.org/1998/Math/MathML">
  <math:semantics>
    <math:msub>
      <math:mi>L</math:mi>
      <math:mn>2</math:mn>
    </math:msub>
    <math:annotation math:encoding="StarMath 5.0">L_2</math:annotation>
  </math:semantics>
</math:math>
</file>

<file path=Object 44/content.xml><?xml version="1.0" encoding="utf-8"?>
<!DOCTYPE math  PUBLIC '-//OpenOffice.org//DTD Modified W3C MathML 1.01//EN'  'math.dtd'>
<math:math xmlns:math="http://www.w3.org/1998/Math/MathML">
  <math:semantics>
    <math:mrow>
      <math:mo math:stretchy="false">[</math:mo>
      <math:mn>0,10</math:mn>
      <math:mo math:stretchy="false">]</math:mo>
    </math:mrow>
    <math:annotation math:encoding="StarMath 5.0">[0,10]</math:annotation>
  </math:semantics>
</math:math>
</file>

<file path=Object 45/content.xml><?xml version="1.0" encoding="utf-8"?>
<!DOCTYPE math  PUBLIC '-//OpenOffice.org//DTD Modified W3C MathML 1.01//EN'  'math.dtd'>
<math:math xmlns:math="http://www.w3.org/1998/Math/MathML">
  <math:semantics>
    <math:msup>
      <math:mn>10</math:mn>
      <math:mrow>
        <math:mo math:stretchy="false">−</math:mo>
        <math:mi>n</math:mi>
      </math:mrow>
    </math:msup>
    <math:annotation math:encoding="StarMath 5.0">10^{-n}</math:annotation>
  </math:semantics>
</math:math>
</file>

<file path=Object 46/content.xml><?xml version="1.0" encoding="utf-8"?>
<!DOCTYPE math  PUBLIC '-//OpenOffice.org//DTD Modified W3C MathML 1.01//EN'  'math.dtd'>
<math:math xmlns:math="http://www.w3.org/1998/Math/MathML">
  <math:semantics>
    <math:mrow>
      <math:mi>k</math:mi>
      <math:mo math:stretchy="false">=</math:mo>
      <math:mrow>
        <math:mi>n</math:mi>
        <math:mo math:stretchy="false">+</math:mo>
        <math:mn>2</math:mn>
      </math:mrow>
    </math:mrow>
    <math:annotation math:encoding="StarMath 5.0">k=n+2</math:annotation>
  </math:semantics>
</math:math>
</file>

<file path=Object 47/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n>2</math:mn>
      </math:mrow>
      <math:mi>g</math:mi>
      <math:mrow>
        <math:mrow>
          <math:mo math:stretchy="false">(</math:mo>
          <math:mi>x</math:mi>
          <math:mo math:stretchy="false">)</math:mo>
        </math:mrow>
        <math:mo math:stretchy="false">+</math:mo>
        <math:mn>3</math:mn>
      </math:mrow>
      <math:mi>h</math:mi>
      <math:mrow>
        <math:mrow>
          <math:mo math:stretchy="false">(</math:mo>
          <math:mi>x</math:mi>
          <math:mo math:stretchy="false">)</math:mo>
        </math:mrow>
        <math:mo math:stretchy="false">−</math:mo>
        <math:mn>7</math:mn>
      </math:mrow>
      <math:mi>g</math:mi>
      <math:mrow>
        <math:mo math:stretchy="false">(</math:mo>
        <math:mi>x</math:mi>
        <math:mo math:stretchy="false">)</math:mo>
      </math:mrow>
      <math:mi>h</math:mi>
      <math:mrow>
        <math:mrow>
          <math:mo math:stretchy="false">(</math:mo>
          <math:mi>x</math:mi>
          <math:mo math:stretchy="false">)</math:mo>
        </math:mrow>
        <math:mo math:stretchy="false">+</math:mo>
        <math:mn>99</math:mn>
      </math:mrow>
    </math:mrow>
    <math:annotation math:encoding="StarMath 5.0">f(x) = 2 g(x) + 3 h(x) - 7 g(x) h(x) + 99</math:annotation>
  </math:semantics>
</math:math>
</file>

<file path=Object 48/content.xml><?xml version="1.0" encoding="utf-8"?>
<!DOCTYPE math  PUBLIC '-//OpenOffice.org//DTD Modified W3C MathML 1.01//EN'  'math.dtd'>
<math:math xmlns:math="http://www.w3.org/1998/Math/MathML">
  <math:semantics>
    <math:mi>k</math:mi>
    <math:annotation math:encoding="StarMath 5.0">k</math:annotation>
  </math:semantics>
</math:math>
</file>

<file path=Object 49/content.xml><?xml version="1.0" encoding="utf-8"?>
<!DOCTYPE math  PUBLIC '-//OpenOffice.org//DTD Modified W3C MathML 1.01//EN'  'math.dtd'>
<math:math xmlns:math="http://www.w3.org/1998/Math/MathML">
  <math:semantics>
    <math:mn>2k</math:mn>
    <math:annotation math:encoding="StarMath 5.0">2k</math:annotation>
  </math:semantics>
</math:math>
</file>

<file path=Object 5/content.xml><?xml version="1.0" encoding="utf-8"?>
<!DOCTYPE math  PUBLIC '-//OpenOffice.org//DTD Modified W3C MathML 1.01//EN'  'math.dtd'>
<math:math xmlns:math="http://www.w3.org/1998/Math/MathML">
  <math:semantics>
    <math:mrow>
      <math:mo math:stretchy="false">{</math:mo>
      <math:mrow>
        <math:msubsup>
          <math:mo math:stretchy="false">φ</math:mo>
          <math:mrow>
            <math:mi>l</math:mi>
            <math:mi>i</math:mi>
          </math:mrow>
          <math:mi>n</math:mi>
        </math:msubsup>
        <math:mrow>
          <math:mo math:stretchy="false">(</math:mo>
          <math:mi>x</math:mi>
          <math:mo math:stretchy="false">)</math:mo>
        </math:mrow>
      </math:mrow>
      <math:mo math:stretchy="false">}</math:mo>
    </math:mrow>
    <math:annotation math:encoding="StarMath 5.0">lbrace %phi^n_{l i}(x) rbrace</math:annotation>
  </math:semantics>
</math:math>
</file>

<file path=Object 50/content.xml><?xml version="1.0" encoding="utf-8"?>
<!DOCTYPE math  PUBLIC '-//OpenOffice.org//DTD Modified W3C MathML 1.01//EN'  'math.dtd'>
<math:math xmlns:math="http://www.w3.org/1998/Math/MathML">
  <math:semantics>
    <math:mrow>
      <math:mrow>
        <math:mfenced math:open="〈" math:close="〉">
          <math:mrow>
            <math:mi>f</math:mi>
            <math:mo math:stretchy="false">∣</math:mo>
            <math:mi>g</math:mi>
          </math:mrow>
        </math:mfenced>
        <math:mo math:stretchy="false">=</math:mo>
        <math:mrow>
          <math:mo math:stretchy="false">∫</math:mo>
          <math:mi>f</math:mi>
        </math:mrow>
      </math:mrow>
      <math:msup>
        <math:mrow>
          <math:mo math:stretchy="false">(</math:mo>
          <math:mi>x</math:mi>
          <math:mo math:stretchy="false">)</math:mo>
        </math:mrow>
        <math:mtext>*</math:mtext>
      </math:msup>
      <math:mi>g</math:mi>
      <math:mrow>
        <math:mo math:stretchy="false">(</math:mo>
        <math:mi>x</math:mi>
        <math:mo math:stretchy="false">)</math:mo>
      </math:mrow>
      <math:mi math:fontstyle="italic">dx</math:mi>
    </math:mrow>
    <math:annotation math:encoding="StarMath 5.0">left langle f mline g right rangle = int f(x)^"*" g(x) dx</math:annotation>
  </math:semantics>
</math:math>
</file>

<file path=Object 51/content.xml><?xml version="1.0" encoding="utf-8"?>
<!DOCTYPE math  PUBLIC '-//OpenOffice.org//DTD Modified W3C MathML 1.01//EN'  'math.dtd'>
<math:math xmlns:math="http://www.w3.org/1998/Math/MathML">
  <math:semantics>
    <math:mtext>*</math:mtext>
    <math:annotation math:encoding="StarMath 5.0">"*"</math:annotation>
  </math:semantics>
</math:math>
</file>

<file path=Object 52/content.xml><?xml version="1.0" encoding="utf-8"?>
<!DOCTYPE math  PUBLIC '-//OpenOffice.org//DTD Modified W3C MathML 1.01//EN'  'math.dtd'>
<math:math xmlns:math="http://www.w3.org/1998/Math/MathML">
  <math:semantics>
    <math:mrow>
      <math:mn>1</math:mn>
      <math:mo math:stretchy="false">/</math:mo>
      <math:mfenced math:open="∣" math:close="∣">
        <math:mi>r</math:mi>
      </math:mfenced>
    </math:mrow>
    <math:annotation math:encoding="StarMath 5.0">1 / abs r</math:annotation>
  </math:semantics>
</math:math>
</file>

<file path=Object 53/content.xml><?xml version="1.0" encoding="utf-8"?>
<!DOCTYPE math  PUBLIC '-//OpenOffice.org//DTD Modified W3C MathML 1.01//EN'  'math.dtd'>
<math:math xmlns:math="http://www.w3.org/1998/Math/MathML">
  <math:semantics>
    <math:mrow>
      <math:msub>
        <math:mi>f</math:mi>
        <math:mi>i</math:mi>
      </math:msub>
      <math:mrow>
        <math:mo math:stretchy="false">(</math:mo>
        <math:mi>x</math:mi>
        <math:mo math:stretchy="false">)</math:mo>
      </math:mrow>
      <math:mi/>
      <math:mrow>
        <math:mi>i</math:mi>
        <math:mo math:stretchy="false">=</math:mo>
        <math:mn>0,</math:mn>
      </math:mrow>
      <math:mo math:stretchy="false">…</math:mo>
      <math:mi>,</math:mi>
      <math:mrow>
        <math:mi>n</math:mi>
        <math:mo math:stretchy="false">−</math:mo>
        <math:mn>1</math:mn>
      </math:mrow>
    </math:mrow>
    <math:annotation math:encoding="StarMath 5.0">f_i(x) ~ i=0,dotslow,n-1</math:annotation>
  </math:semantics>
</math:math>
</file>

<file path=Object 54/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5/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56/content.xml><?xml version="1.0" encoding="utf-8"?>
<!DOCTYPE math  PUBLIC '-//OpenOffice.org//DTD Modified W3C MathML 1.01//EN'  'math.dtd'>
<math:math xmlns:math="http://www.w3.org/1998/Math/MathML">
  <math:semantics>
    <math:mtable>
      <math:mtr>
        <math:mtd>
          <math:msub>
            <math:mi>h</math:mi>
            <math:mrow>
              <math:mi>i</math:mi>
              <math:mi>j</math:mi>
            </math:mrow>
          </math:msub>
        </math:mtd>
        <math:mtd>
          <math:mtext>=</math:mtext>
        </math:mtd>
        <math:mtd>
          <math:mfenced math:open="〈" math:close="〉">
            <math:mrow>
              <math:msub>
                <math:mi>f</math:mi>
                <math:mi>i</math:mi>
              </math:msub>
              <math:mo math:stretchy="false">∣</math:mo>
              <math:mover math:accent="true">
                <math:mi>H</math:mi>
                <math:mo math:stretchy="false">ˆ</math:mo>
              </math:mover>
              <math:mo math:stretchy="false">∣</math:mo>
              <math:msub>
                <math:mi>f</math:mi>
                <math:mi>j</math:mi>
              </math:msub>
            </math:mrow>
          </math:mfenced>
        </math:mtd>
      </math:mtr>
      <math:mtr>
        <math:mtd>
          <math:msub>
            <math:mi>s</math:mi>
            <math:mrow>
              <math:mi>i</math:mi>
              <math:mi>j</math:mi>
            </math:mrow>
          </math:msub>
        </math:mtd>
        <math:mtd>
          <math:mtext>=</math:mtext>
        </math:mtd>
        <math:mtd>
          <math:mrow>
            <math:mfenced math:open="〈" math:close="〉">
              <math:mrow>
                <math:msub>
                  <math:mi>f</math:mi>
                  <math:mi>i</math:mi>
                </math:msub>
                <math:mo math:stretchy="false">∣</math:mo>
                <math:msub>
                  <math:mi>f</math:mi>
                  <math:mi>j</math:mi>
                </math:msub>
              </math:mrow>
            </math:mfenced>
          </math:mrow>
        </math:mtd>
      </math:mtr>
    </math:mtable>
    <math:annotation math:encoding="StarMath 5.0">matrix {
h_{i j} # "=" # left langle f_i mline hat H mline f_j right rangle ##
s_{i j} # "=" # alignl left langle f_i mline f_j right rangle
}</math:annotation>
  </math:semantics>
</math:math>
</file>

<file path=Object 57/content.xml><?xml version="1.0" encoding="utf-8"?>
<!DOCTYPE math  PUBLIC '-//OpenOffice.org//DTD Modified W3C MathML 1.01//EN'  'math.dtd'>
<math:math xmlns:math="http://www.w3.org/1998/Math/MathML">
  <math:semantics>
    <math:mi>H</math:mi>
    <math:annotation math:encoding="StarMath 5.0">H</math:annotation>
  </math:semantics>
</math:math>
</file>

<file path=Object 58/content.xml><?xml version="1.0" encoding="utf-8"?>
<!DOCTYPE math  PUBLIC '-//OpenOffice.org//DTD Modified W3C MathML 1.01//EN'  'math.dtd'>
<math:math xmlns:math="http://www.w3.org/1998/Math/MathML">
  <math:semantics>
    <math:mi>S</math:mi>
    <math:annotation math:encoding="StarMath 5.0">S</math:annotation>
  </math:semantics>
</math:math>
</file>

<file path=Object 59/content.xml><?xml version="1.0" encoding="utf-8"?>
<!DOCTYPE math  PUBLIC '-//OpenOffice.org//DTD Modified W3C MathML 1.01//EN'  'math.dtd'>
<math:math xmlns:math="http://www.w3.org/1998/Math/MathML">
  <math:semantics>
    <math:mrow>
      <math:mi>H</math:mi>
      <math:mrow>
        <math:mi>C</math:mi>
        <math:mo math:stretchy="false">=</math:mo>
        <math:mi>S</math:mi>
      </math:mrow>
      <math:mi>C</math:mi>
      <math:mi>E</math:mi>
    </math:mrow>
    <math:annotation math:encoding="StarMath 5.0">H C = S C E</math:annotation>
  </math:semantics>
</math:math>
</file>

<file path=Object 6/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60/content.xml><?xml version="1.0" encoding="utf-8"?>
<!DOCTYPE math  PUBLIC '-//OpenOffice.org//DTD Modified W3C MathML 1.01//EN'  'math.dtd'>
<math:math xmlns:math="http://www.w3.org/1998/Math/MathML">
  <math:semantics>
    <math:mrow>
      <math:mrow>
        <math:mi>u</math:mi>
        <math:mo math:stretchy="false">=</math:mo>
        <math:mi>f</math:mi>
      </math:mrow>
      <math:mi>C</math:mi>
      <math:mi/>
      <math:mstyle math:fontstyle="normal">
        <math:mrow>
          <math:mtext>or</math:mtext>
        </math:mrow>
      </math:mstyle>
      <math:mi/>
      <math:msub>
        <math:mi>u</math:mi>
        <math:mi>i</math:mi>
      </math:msub>
      <math:mrow>
        <math:mrow>
          <math:mo math:stretchy="false">(</math:mo>
          <math:mi>x</math:mi>
          <math:mo math:stretchy="false">)</math:mo>
        </math:mrow>
        <math:mo math:stretchy="false">=</math:mo>
        <math:mrow>
          <math:munder>
            <math:mo math:stretchy="false">∑</math:mo>
            <math:mi>j</math:mi>
          </math:munder>
          <math:msub>
            <math:mi>f</math:mi>
            <math:mi>j</math:mi>
          </math:msub>
        </math:mrow>
      </math:mrow>
      <math:mrow>
        <math:mo math:stretchy="false">(</math:mo>
        <math:mi>x</math:mi>
        <math:mo math:stretchy="false">)</math:mo>
      </math:mrow>
      <math:msub>
        <math:mi>c</math:mi>
        <math:mrow>
          <math:mi>j</math:mi>
          <math:mi>i</math:mi>
        </math:mrow>
      </math:msub>
    </math:mrow>
    <math:annotation math:encoding="StarMath 5.0">u = f C ~ ~ ~ nitalic "or" ~ ~ ~ u_i(x) = sum from j f_j (x) c_{j i}</math:annotation>
  </math:semantics>
</math:math>
</file>

<file path=Object 61/content.xml><?xml version="1.0" encoding="utf-8"?>
<!DOCTYPE math  PUBLIC '-//OpenOffice.org//DTD Modified W3C MathML 1.01//EN'  'math.dtd'>
<math:math xmlns:math="http://www.w3.org/1998/Math/MathML">
  <math:semantics>
    <math:mrow>
      <math:msub>
        <math:mi>u</math:mi>
        <math:mi>i</math:mi>
      </math:msub>
      <math:mrow>
        <math:mo math:stretchy="false">(</math:mo>
        <math:mi>x</math:mi>
        <math:mo math:stretchy="false">)</math:mo>
      </math:mrow>
    </math:mrow>
    <math:annotation math:encoding="StarMath 5.0">u_i(x)</math:annotation>
  </math:semantics>
</math:math>
</file>

<file path=Object 62/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7/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